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vg:font-family="OpenSymbol"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Times New Roman" style:font-name-asian="Times New Roman" fo:font-size="10pt" style:font-size-asian="10pt" style:font-size-complex="10pt"/>
    </style:style>
    <style:style style:name="P2" style:parent-style-name="Standard" style:family="paragraph">
      <style:text-properties style:font-name="Times New Roman" style:font-name-asian="Times New Roman" fo:font-size="10pt" style:font-size-asian="10pt" style:font-size-complex="10pt"/>
    </style:style>
    <style:style style:name="P3" style:parent-style-name="Standard" style:family="paragraph">
      <style:paragraph-properties fo:margin-top="0.0076in"/>
      <style:text-properties style:font-name="Times New Roman" style:font-name-asian="Times New Roman" fo:font-size="12.5pt" style:font-size-asian="12.5pt" style:font-size-complex="12.5pt"/>
    </style:style>
    <style:style style:name="P4" style:parent-style-name="Standard" style:family="paragraph">
      <style:paragraph-properties fo:margin-top="0.0263in" fo:margin-left="0.1256in">
        <style:tab-stops/>
      </style:paragraph-properties>
    </style:style>
    <style:style style:name="T5" style:parent-style-name="Absatz-Standardschriftart" style:family="text">
      <style:text-properties style:font-name="Arial" fo:font-size="24pt" style:font-size-asian="24pt"/>
    </style:style>
    <style:style style:name="T6" style:parent-style-name="Absatz-Standardschriftart" style:family="text">
      <style:text-properties style:font-name="Arial" fo:letter-spacing="-0.0013in" fo:font-size="24pt" style:font-size-asian="24pt"/>
    </style:style>
    <style:style style:name="T7" style:parent-style-name="Absatz-Standardschriftart" style:family="text">
      <style:text-properties style:font-name="Arial" fo:letter-spacing="-0.0006in" fo:font-size="24pt" style:font-size-asian="24pt"/>
    </style:style>
    <style:style style:name="T8" style:parent-style-name="Absatz-Standardschriftart" style:family="text">
      <style:text-properties style:font-name="Arial" fo:font-size="24pt" style:font-size-asian="24pt"/>
    </style:style>
    <style:style style:name="T9" style:parent-style-name="Absatz-Standardschriftart" style:family="text">
      <style:text-properties style:font-name="Arial" fo:letter-spacing="-0.0006in" fo:font-size="24pt" style:font-size-asian="24pt"/>
    </style:style>
    <style:style style:name="P10" style:parent-style-name="Standard" style:family="paragraph">
      <style:paragraph-properties fo:margin-top="0.0833in" fo:margin-left="0.1256in">
        <style:tab-stops/>
      </style:paragraph-properties>
    </style:style>
    <style:style style:name="T11" style:parent-style-name="Absatz-Standardschriftart" style:family="text">
      <style:text-properties style:font-name="Arial" fo:letter-spacing="-0.0006in" fo:font-size="22pt" style:font-size-asian="22pt"/>
    </style:style>
    <style:style style:name="P12" style:parent-style-name="Standard" style:family="paragraph">
      <style:paragraph-properties fo:margin-top="0.0833in" fo:margin-left="0.1256in">
        <style:tab-stops/>
      </style:paragraph-properties>
    </style:style>
    <style:style style:name="P13" style:parent-style-name="Standard" style:family="paragraph">
      <style:paragraph-properties fo:margin-top="0.0833in" fo:margin-left="0.1256in">
        <style:tab-stops/>
      </style:paragraph-properties>
    </style:style>
    <style:style style:name="P14" style:parent-style-name="Standard" style:family="paragraph">
      <style:paragraph-properties fo:margin-top="0.0833in" fo:margin-left="0.1256in">
        <style:tab-stops/>
      </style:paragraph-properties>
    </style:style>
    <style:style style:name="P15" style:parent-style-name="Standard" style:family="paragraph">
      <style:paragraph-properties fo:margin-top="0.0833in" fo:margin-left="0.1256in">
        <style:tab-stops/>
      </style:paragraph-properties>
    </style:style>
    <style:style style:name="P16" style:parent-style-name="Standard" style:family="paragraph">
      <style:paragraph-properties fo:margin-top="0.0833in" fo:margin-left="0.1256in">
        <style:tab-stops/>
      </style:paragraph-properties>
    </style:style>
    <style:style style:name="P17" style:parent-style-name="Standard" style:family="paragraph">
      <style:paragraph-properties fo:margin-top="0.0833in" fo:margin-left="0.1256in">
        <style:tab-stops/>
      </style:paragraph-properties>
    </style:style>
    <style:style style:name="P18" style:parent-style-name="Standard" style:family="paragraph">
      <style:paragraph-properties fo:margin-top="0.0833in" fo:margin-left="0.1256in">
        <style:tab-stops/>
      </style:paragraph-properties>
    </style:style>
    <style:style style:name="P19" style:parent-style-name="Standard" style:family="paragraph">
      <style:paragraph-properties fo:margin-top="0.0833in" fo:margin-left="0.1256in">
        <style:tab-stops/>
      </style:paragraph-properties>
    </style:style>
    <style:style style:name="P20" style:parent-style-name="Standard" style:family="paragraph">
      <style:paragraph-properties fo:margin-top="0.0833in" fo:margin-left="0.1256in">
        <style:tab-stops/>
      </style:paragraph-properties>
    </style:style>
    <style:style style:name="P21" style:parent-style-name="Standard" style:family="paragraph">
      <style:paragraph-properties fo:margin-top="0.0833in" fo:margin-left="0.1256in">
        <style:tab-stops/>
      </style:paragraph-properties>
    </style:style>
    <style:style style:name="P22" style:parent-style-name="Standard" style:family="paragraph">
      <style:paragraph-properties fo:margin-top="0.0833in" fo:margin-left="0.1256in">
        <style:tab-stops/>
      </style:paragraph-properties>
    </style:style>
    <style:style style:name="P23" style:parent-style-name="Standard" style:family="paragraph">
      <style:paragraph-properties fo:margin-top="0.0833in" fo:margin-left="0.1256in">
        <style:tab-stops/>
      </style:paragraph-properties>
    </style:style>
    <style:style style:name="P24" style:parent-style-name="Standard" style:family="paragraph">
      <style:paragraph-properties fo:margin-top="0.0833in" fo:margin-left="0.1256in">
        <style:tab-stops/>
      </style:paragraph-properties>
    </style:style>
    <style:style style:name="P25" style:parent-style-name="Standard" style:family="paragraph">
      <style:paragraph-properties fo:margin-top="0.0833in" fo:margin-left="0.1256in">
        <style:tab-stops/>
      </style:paragraph-properties>
    </style:style>
    <style:style style:name="P26" style:parent-style-name="Standard" style:family="paragraph">
      <style:paragraph-properties fo:margin-top="0.0833in" fo:margin-left="0.1256in">
        <style:tab-stops/>
      </style:paragraph-properties>
    </style:style>
    <style:style style:name="T27" style:parent-style-name="Absatz-Standardschriftart" style:family="text">
      <style:text-properties style:font-name="Calibri Light" fo:color="#0000FF" fo:letter-spacing="-0.0006in" fo:font-size="14pt" style:font-size-asian="14pt" style:font-size-complex="14pt"/>
    </style:style>
    <style:style style:name="P28" style:parent-style-name="Standard" style:family="paragraph">
      <style:paragraph-properties fo:margin-top="0.0833in" fo:margin-left="0.1256in">
        <style:tab-stops/>
      </style:paragraph-properties>
    </style:style>
    <style:style style:name="T29" style:parent-style-name="Absatz-Standardschriftart" style:family="text">
      <style:text-properties style:font-name="Calibri Light" fo:color="#0000FF" fo:letter-spacing="-0.0006in" fo:font-size="14pt" style:font-size-asian="14pt" style:font-size-complex="14pt"/>
    </style:style>
    <style:style style:name="T30" style:parent-style-name="Absatz-Standardschriftart" style:family="text">
      <style:text-properties style:font-name="Calibri Light" fo:color="#0000FF" fo:letter-spacing="-0.0006in" fo:font-size="14pt" style:font-size-asian="14pt" style:font-size-complex="14pt"/>
    </style:style>
    <style:style style:name="T31" style:parent-style-name="Absatz-Standardschriftart" style:family="text">
      <style:text-properties style:font-name="Calibri Light" fo:color="#0000FF" fo:letter-spacing="-0.0006in" fo:font-size="14pt" style:font-size-asian="14pt" style:font-size-complex="14pt"/>
    </style:style>
    <style:style style:name="T32" style:parent-style-name="Absatz-Standardschriftart" style:family="text">
      <style:text-properties style:font-name="Calibri Light" fo:color="#0000FF" fo:letter-spacing="-0.0006in" fo:font-size="14pt" style:font-size-asian="14pt" style:font-size-complex="14pt"/>
    </style:style>
    <style:style style:name="T33" style:parent-style-name="Absatz-Standardschriftart" style:family="text">
      <style:text-properties style:font-name="Calibri Light" fo:color="#0000FF" fo:letter-spacing="-0.0006in" fo:font-size="14pt" style:font-size-asian="14pt" style:font-size-complex="14pt"/>
    </style:style>
    <style:style style:name="T34" style:parent-style-name="Absatz-Standardschriftart" style:family="text">
      <style:text-properties style:font-name="Calibri Light" fo:color="#0000FF" fo:letter-spacing="-0.0006in" fo:font-size="14pt" style:font-size-asian="14pt" style:font-size-complex="14pt"/>
    </style:style>
    <style:style style:name="T35" style:parent-style-name="Absatz-Standardschriftart" style:family="text">
      <style:text-properties style:font-name="Calibri Light" fo:color="#0000FF" fo:letter-spacing="-0.0006in" fo:font-size="14pt" style:font-size-asian="14pt" style:font-size-complex="14pt"/>
    </style:style>
    <style:style style:name="T36" style:parent-style-name="Absatz-Standardschriftart" style:family="text">
      <style:text-properties style:font-name="Calibri Light" fo:color="#0000FF" fo:letter-spacing="-0.0006in" fo:font-size="14pt" style:font-size-asian="14pt" style:font-size-complex="14pt"/>
    </style:style>
    <style:style style:name="P37" style:parent-style-name="Standard" style:family="paragraph">
      <style:text-properties style:font-name="Arial" style:font-name-asian="Arial" style:font-name-complex="Arial" fo:font-size="10pt" style:font-size-asian="10pt" style:font-size-complex="10pt"/>
    </style:style>
    <style:style style:name="P38" style:parent-style-name="Standard" style:family="paragraph">
      <style:text-properties style:font-name="Arial" style:font-name-asian="Arial" style:font-name-complex="Arial" fo:font-size="10pt" style:font-size-asian="10pt" style:font-size-complex="10pt"/>
    </style:style>
    <style:style style:name="P39" style:parent-style-name="Standard" style:family="paragraph">
      <style:text-properties style:font-name="Arial" style:font-name-asian="Arial" style:font-name-complex="Arial" fo:font-size="10pt" style:font-size-asian="10pt" style:font-size-complex="10pt"/>
    </style:style>
    <style:style style:name="P40" style:parent-style-name="Standard" style:family="paragraph">
      <style:text-properties style:font-name="Arial" style:font-name-asian="Arial" style:font-name-complex="Arial" fo:font-size="10pt" style:font-size-asian="10pt" style:font-size-complex="10pt"/>
    </style:style>
    <style:style style:name="P41" style:parent-style-name="Standard" style:family="paragraph">
      <style:text-properties style:font-name="Arial" style:font-name-asian="Arial" style:font-name-complex="Arial" fo:font-size="10pt" style:font-size-asian="10pt" style:font-size-complex="10pt"/>
    </style:style>
    <style:style style:name="P42" style:parent-style-name="Standard" style:family="paragraph">
      <style:text-properties style:font-name="Arial" style:font-name-asian="Arial" style:font-name-complex="Arial" fo:font-size="10pt" style:font-size-asian="10pt" style:font-size-complex="10pt"/>
    </style:style>
    <style:style style:name="P43" style:parent-style-name="Standard" style:family="paragraph">
      <style:text-properties style:font-name="Arial" style:font-name-asian="Arial" style:font-name-complex="Arial" fo:font-size="10pt" style:font-size-asian="10pt" style:font-size-complex="10pt"/>
    </style:style>
    <style:style style:name="P44" style:parent-style-name="Standard" style:family="paragraph">
      <style:paragraph-properties fo:margin-top="0.0013in"/>
      <style:text-properties style:font-name="Arial" style:font-name-asian="Arial" style:font-name-complex="Arial" fo:font-size="6pt" style:font-size-asian="6pt" style:font-size-complex="6pt"/>
    </style:style>
    <style:style style:name="TableColumn46" style:family="table-column">
      <style:table-column-properties style:column-width="2.2986in" style:use-optimal-column-width="false"/>
    </style:style>
    <style:style style:name="TableColumn47" style:family="table-column">
      <style:table-column-properties style:column-width="3.75in" style:use-optimal-column-width="false"/>
    </style:style>
    <style:style style:name="Table45" style:family="table">
      <style:table-properties style:width="6.0486in" fo:margin-left="0.0736in" table:align="left"/>
    </style:style>
    <style:style style:name="TableRow48" style:family="table-row">
      <style:table-row-properties style:row-height="0.25in" style:use-optimal-row-height="false"/>
    </style:style>
    <style:style style:name="TableCell49" style:family="table-cell">
      <style:table-cell-properties fo:border="0.0069in solid #000000" style:writing-mode="lr-tb" fo:padding-top="0in" fo:padding-left="0in" fo:padding-bottom="0in" fo:padding-right="0in"/>
    </style:style>
    <style:style style:name="P50" style:parent-style-name="TableParagraph" style:family="paragraph">
      <style:paragraph-properties fo:margin-top="0.0812in" fo:margin-left="0.0437in">
        <style:tab-stops/>
      </style:paragraph-properties>
    </style:style>
    <style:style style:name="T51" style:parent-style-name="Absatz-Standardschriftart" style:family="text">
      <style:text-properties style:font-name="Arial" fo:letter-spacing="-0.0006in" fo:font-size="10pt" style:font-size-asian="10pt"/>
    </style:style>
    <style:style style:name="TableRow52" style:family="table-row">
      <style:table-row-properties style:row-height="0.25in" style:use-optimal-row-height="false"/>
    </style:style>
    <style:style style:name="TableCell53" style:family="table-cell">
      <style:table-cell-properties fo:border="0.0069in solid #000000" style:writing-mode="lr-tb" fo:padding-top="0in" fo:padding-left="0in" fo:padding-bottom="0in" fo:padding-right="0in"/>
    </style:style>
    <style:style style:name="P54" style:parent-style-name="TableParagraph" style:family="paragraph">
      <style:paragraph-properties fo:margin-top="0.0812in" fo:margin-left="0.0437in">
        <style:tab-stops/>
      </style:paragraph-properties>
    </style:style>
    <style:style style:name="T55" style:parent-style-name="Absatz-Standardschriftart" style:family="text">
      <style:text-properties style:font-name="Arial" fo:letter-spacing="-0.0006in" fo:font-size="10pt" style:font-size-asian="10pt"/>
    </style:style>
    <style:style style:name="TableCell56" style:family="table-cell">
      <style:table-cell-properties fo:border="0.0069in solid #000000" style:writing-mode="lr-tb" fo:padding-top="0in" fo:padding-left="0in" fo:padding-bottom="0in" fo:padding-right="0in"/>
    </style:style>
    <style:style style:name="TableRow57" style:family="table-row">
      <style:table-row-properties style:row-height="0.25in" style:use-optimal-row-height="false"/>
    </style:style>
    <style:style style:name="TableCell58" style:family="table-cell">
      <style:table-cell-properties fo:border="0.0069in solid #000000" style:writing-mode="lr-tb" fo:padding-top="0in" fo:padding-left="0in" fo:padding-bottom="0in" fo:padding-right="0in"/>
    </style:style>
    <style:style style:name="P59" style:parent-style-name="TableParagraph" style:family="paragraph">
      <style:paragraph-properties fo:margin-top="0.0812in" fo:margin-left="0.0437in">
        <style:tab-stops/>
      </style:paragraph-properties>
    </style:style>
    <style:style style:name="T60" style:parent-style-name="Absatz-Standardschriftart" style:family="text">
      <style:text-properties style:font-name="Arial" fo:font-size="10pt" style:font-size-asian="10pt"/>
    </style:style>
    <style:style style:name="TableCell61" style:family="table-cell">
      <style:table-cell-properties fo:border="0.0069in solid #000000" style:writing-mode="lr-tb" fo:padding-top="0in" fo:padding-left="0in" fo:padding-bottom="0in" fo:padding-right="0in"/>
    </style:style>
    <style:style style:name="TableRow62" style:family="table-row">
      <style:table-row-properties style:row-height="0.25in" style:use-optimal-row-height="false"/>
    </style:style>
    <style:style style:name="TableCell63" style:family="table-cell">
      <style:table-cell-properties fo:border="0.0069in solid #000000" style:writing-mode="lr-tb" fo:padding-top="0in" fo:padding-left="0in" fo:padding-bottom="0in" fo:padding-right="0in"/>
    </style:style>
    <style:style style:name="P64" style:parent-style-name="TableParagraph" style:family="paragraph">
      <style:paragraph-properties fo:margin-top="0.0812in" fo:margin-left="0.0437in">
        <style:tab-stops/>
      </style:paragraph-properties>
    </style:style>
    <style:style style:name="T65" style:parent-style-name="Absatz-Standardschriftart" style:family="text">
      <style:text-properties style:font-name="Arial" fo:font-size="10pt" style:font-size-asian="10pt"/>
    </style:style>
    <style:style style:name="TableCell66" style:family="table-cell">
      <style:table-cell-properties fo:border="0.0069in solid #000000" style:writing-mode="lr-tb" fo:padding-top="0in" fo:padding-left="0in" fo:padding-bottom="0in" fo:padding-right="0in"/>
    </style:style>
    <style:style style:name="TableRow67" style:family="table-row">
      <style:table-row-properties style:row-height="0.25in" style:use-optimal-row-height="false"/>
    </style:style>
    <style:style style:name="TableCell68" style:family="table-cell">
      <style:table-cell-properties fo:border="0.0069in solid #000000" style:writing-mode="lr-tb" fo:padding-top="0in" fo:padding-left="0in" fo:padding-bottom="0in" fo:padding-right="0in"/>
    </style:style>
    <style:style style:name="P69" style:parent-style-name="TableParagraph" style:family="paragraph">
      <style:paragraph-properties fo:margin-top="0.0812in" fo:margin-left="0.0437in">
        <style:tab-stops/>
      </style:paragraph-properties>
    </style:style>
    <style:style style:name="T70" style:parent-style-name="Absatz-Standardschriftart" style:family="text">
      <style:text-properties style:font-name="Arial" fo:letter-spacing="-0.0006in" fo:font-size="10pt" style:font-size-asian="10pt"/>
    </style:style>
    <style:style style:name="TableCell71" style:family="table-cell">
      <style:table-cell-properties fo:border="0.0069in solid #000000" style:writing-mode="lr-tb" fo:padding-top="0in" fo:padding-left="0in" fo:padding-bottom="0in" fo:padding-right="0in"/>
    </style:style>
    <style:style style:name="P72" style:parent-style-name="Standard" style:family="paragraph">
      <style:text-properties style:font-name="Arial" style:font-name-asian="Arial" style:font-name-complex="Arial" fo:font-size="10pt" style:font-size-asian="10pt" style:font-size-complex="10pt"/>
    </style:style>
    <style:style style:name="P73" style:parent-style-name="Standard" style:family="paragraph">
      <style:text-properties style:font-name="Arial" style:font-name-asian="Arial" style:font-name-complex="Arial" fo:font-size="10pt" style:font-size-asian="10pt" style:font-size-complex="10pt"/>
    </style:style>
    <style:style style:name="P74" style:parent-style-name="Standard" style:family="paragraph">
      <style:text-properties style:font-name="Arial" style:font-name-asian="Arial" style:font-name-complex="Arial" fo:font-size="10pt" style:font-size-asian="10pt" style:font-size-complex="10pt"/>
    </style:style>
    <style:style style:name="P75" style:parent-style-name="Standard" style:family="paragraph">
      <style:text-properties style:font-name="Arial" style:font-name-asian="Arial" style:font-name-complex="Arial" fo:font-size="10pt" style:font-size-asian="10pt" style:font-size-complex="10pt"/>
    </style:style>
    <style:style style:name="P76" style:parent-style-name="Standard" style:family="paragraph">
      <style:paragraph-properties fo:margin-top="0.0013in"/>
      <style:text-properties style:font-name="Arial" style:font-name-asian="Arial" style:font-name-complex="Arial" fo:font-size="5.5pt" style:font-size-asian="5.5pt" style:font-size-complex="5.5pt"/>
    </style:style>
    <style:style style:name="TableColumn78" style:family="table-column">
      <style:table-column-properties style:column-width="1.2in" style:use-optimal-column-width="false"/>
    </style:style>
    <style:style style:name="TableColumn79" style:family="table-column">
      <style:table-column-properties style:column-width="2.7236in" style:use-optimal-column-width="false"/>
    </style:style>
    <style:style style:name="TableColumn80" style:family="table-column">
      <style:table-column-properties style:column-width="1.2in" style:use-optimal-column-width="false"/>
    </style:style>
    <style:style style:name="TableColumn81" style:family="table-column">
      <style:table-column-properties style:column-width="0.9486in" style:use-optimal-column-width="false"/>
    </style:style>
    <style:style style:name="Table77" style:family="table">
      <style:table-properties style:width="6.0722in" fo:margin-left="0.0736in" table:align="left"/>
    </style:style>
    <style:style style:name="TableRow82" style:family="table-row">
      <style:table-row-properties style:row-height="0.25in" style:use-optimal-row-height="false"/>
    </style:style>
    <style:style style:name="TableCell83" style:family="table-cell">
      <style:table-cell-properties fo:border="0.0069in solid #000000" style:writing-mode="lr-tb" fo:padding-top="0in" fo:padding-left="0in" fo:padding-bottom="0in" fo:padding-right="0in"/>
    </style:style>
    <style:style style:name="P84" style:parent-style-name="TableParagraph" style:family="paragraph">
      <style:paragraph-properties fo:margin-top="0.0812in" fo:margin-left="0.0437in">
        <style:tab-stops/>
      </style:paragraph-properties>
    </style:style>
    <style:style style:name="T85" style:parent-style-name="Absatz-Standardschriftart" style:family="text">
      <style:text-properties style:font-name="Arial" fo:letter-spacing="-0.0006in" fo:font-size="10pt" style:font-size-asian="10pt"/>
    </style:style>
    <style:style style:name="T86" style:parent-style-name="Absatz-Standardschriftart" style:family="text">
      <style:text-properties style:font-name="Arial" fo:font-size="10pt" style:font-size-asian="10pt"/>
    </style:style>
    <style:style style:name="T87" style:parent-style-name="Absatz-Standardschriftart" style:family="text">
      <style:text-properties style:font-name="Arial" fo:letter-spacing="-0.0006in" fo:font-size="10pt" style:font-size-asian="10pt"/>
    </style:style>
    <style:style style:name="T88" style:parent-style-name="Absatz-Standardschriftart" style:family="text">
      <style:text-properties style:font-name="Arial" fo:letter-spacing="-0.0013in" fo:font-size="10pt" style:font-size-asian="10pt"/>
    </style:style>
    <style:style style:name="TableCell89" style:family="table-cell">
      <style:table-cell-properties fo:border="0.0069in solid #000000" style:writing-mode="lr-tb" fo:padding-top="0in" fo:padding-left="0in" fo:padding-bottom="0in" fo:padding-right="0in"/>
    </style:style>
    <style:style style:name="P90" style:parent-style-name="TableParagraph" style:family="paragraph">
      <style:paragraph-properties fo:margin-top="0.0812in" fo:margin-left="0.0437in">
        <style:tab-stops/>
      </style:paragraph-properties>
    </style:style>
    <style:style style:name="T91" style:parent-style-name="Absatz-Standardschriftart" style:family="text">
      <style:text-properties style:font-name="Arial" fo:font-size="10pt" style:font-size-asian="10pt"/>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812in" fo:margin-left="0.043in">
        <style:tab-stops/>
      </style:paragraph-properties>
    </style:style>
    <style:style style:name="T94" style:parent-style-name="Absatz-Standardschriftart" style:family="text">
      <style:text-properties style:font-name="Arial" fo:font-size="10pt" style:font-size-asian="10pt"/>
    </style:style>
    <style:style style:name="TableRow95" style:family="table-row">
      <style:table-row-properties style:row-height="0.25in" style:use-optimal-row-height="false"/>
    </style:style>
    <style:style style:name="TableCell96" style:family="table-cell">
      <style:table-cell-properties fo:border="0.0069in solid #000000" style:writing-mode="lr-tb" fo:padding-top="0in" fo:padding-left="0in" fo:padding-bottom="0in" fo:padding-right="0in"/>
    </style:style>
    <style:style style:name="P97" style:parent-style-name="TableParagraph" style:family="paragraph">
      <style:paragraph-properties fo:margin-top="0.0812in" fo:margin-left="0.0437in">
        <style:tab-stops/>
      </style:paragraph-properties>
    </style:style>
    <style:style style:name="T98" style:parent-style-name="Absatz-Standardschriftart" style:family="text">
      <style:text-properties style:font-name="Arial" fo:letter-spacing="-0.0006in" fo:font-size="10pt" style:font-size-asian="10pt"/>
    </style:style>
    <style:style style:name="TableCell99" style:family="table-cell">
      <style:table-cell-properties fo:border="0.0069in solid #000000" style:writing-mode="lr-tb" fo:padding-top="0in" fo:padding-left="0in" fo:padding-bottom="0in" fo:padding-right="0in"/>
    </style:style>
    <style:style style:name="TableCell100" style:family="table-cell">
      <style:table-cell-properties fo:border="0.0069in solid #000000" style:writing-mode="lr-tb" fo:padding-top="0in" fo:padding-left="0in" fo:padding-bottom="0in" fo:padding-right="0in"/>
    </style:style>
    <style:style style:name="TableCell101" style:family="table-cell">
      <style:table-cell-properties fo:border="0.0069in solid #000000" style:writing-mode="lr-tb" fo:padding-top="0in" fo:padding-left="0in" fo:padding-bottom="0in" fo:padding-right="0in"/>
    </style:style>
    <style:style style:name="TableRow102" style:family="table-row">
      <style:table-row-properties style:row-height="0.25in" style:use-optimal-row-height="false"/>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margin-top="0.0812in" fo:margin-left="0.0437in">
        <style:tab-stops/>
      </style:paragraph-properties>
    </style:style>
    <style:style style:name="T105" style:parent-style-name="Absatz-Standardschriftart" style:family="text">
      <style:text-properties style:font-name="Arial" fo:letter-spacing="-0.0006in" fo:font-size="10pt" style:font-size-asian="10pt"/>
    </style:style>
    <style:style style:name="TableCell106" style:family="table-cell">
      <style:table-cell-properties fo:border="0.0069in solid #000000" style:writing-mode="lr-tb" fo:padding-top="0in" fo:padding-left="0in" fo:padding-bottom="0in" fo:padding-right="0in"/>
    </style:style>
    <style:style style:name="TableCell107" style:family="table-cell">
      <style:table-cell-properties fo:border="0.0069in solid #000000" style:writing-mode="lr-tb" fo:padding-top="0in" fo:padding-left="0in" fo:padding-bottom="0in" fo:padding-right="0in"/>
    </style:style>
    <style:style style:name="TableCell108" style:family="table-cell">
      <style:table-cell-properties fo:border="0.0069in solid #000000" style:writing-mode="lr-tb" fo:padding-top="0in" fo:padding-left="0in" fo:padding-bottom="0in" fo:padding-right="0in"/>
    </style:style>
    <style:style style:name="TableRow109" style:family="table-row">
      <style:table-row-properties style:row-height="0.25in" style:use-optimal-row-height="false"/>
    </style:style>
    <style:style style:name="TableCell110" style:family="table-cell">
      <style:table-cell-properties fo:border="0.0069in solid #000000" style:writing-mode="lr-tb" fo:padding-top="0in" fo:padding-left="0in" fo:padding-bottom="0in" fo:padding-right="0in"/>
    </style:style>
    <style:style style:name="P111" style:parent-style-name="TableParagraph" style:family="paragraph">
      <style:paragraph-properties fo:margin-top="0.0812in" fo:margin-left="0.0437in">
        <style:tab-stops/>
      </style:paragraph-properties>
    </style:style>
    <style:style style:name="T112" style:parent-style-name="Absatz-Standardschriftart" style:family="text">
      <style:text-properties style:font-name="Arial" fo:letter-spacing="-0.0006in" fo:font-size="10pt" style:font-size-asian="10pt"/>
    </style:style>
    <style:style style:name="TableCell113" style:family="table-cell">
      <style:table-cell-properties fo:border="0.0069in solid #000000" style:writing-mode="lr-tb" fo:padding-top="0in" fo:padding-left="0in" fo:padding-bottom="0in" fo:padding-right="0in"/>
    </style:style>
    <style:style style:name="TableCell114" style:family="table-cell">
      <style:table-cell-properties fo:border="0.0069in solid #000000" style:writing-mode="lr-tb" fo:padding-top="0in" fo:padding-left="0in" fo:padding-bottom="0in" fo:padding-right="0in"/>
    </style:style>
    <style:style style:name="TableCell115" style:family="table-cell">
      <style:table-cell-properties fo:border="0.0069in solid #000000" style:writing-mode="lr-tb" fo:padding-top="0in" fo:padding-left="0in" fo:padding-bottom="0in" fo:padding-right="0in"/>
    </style:style>
    <style:style style:name="P116" style:parent-style-name="Standard" style:family="paragraph">
      <style:text-properties style:font-name="Cambria" fo:color="#004586" fo:font-size="20pt" style:font-size-asian="20pt" style:font-size-complex="20pt" style:text-underline-type="single" style:text-underline-style="solid" style:text-underline-width="auto" style:text-underline-mode="continuous"/>
    </style:style>
    <style:style style:name="P117" style:parent-style-name="Standard" style:family="paragraph">
      <style:paragraph-properties fo:text-align="center"/>
      <style:text-properties style:font-name="Cambria" fo:color="#004586" fo:font-size="20pt" style:font-size-asian="20pt" style:font-size-complex="20pt" style:text-underline-type="single" style:text-underline-style="solid" style:text-underline-width="auto" style:text-underline-mode="continuous"/>
    </style:style>
    <style:style style:name="P118" style:parent-style-name="Standard" style:family="paragraph">
      <style:paragraph-properties fo:text-align="center"/>
      <style:text-properties style:font-name="Cambria" fo:color="#004586" fo:font-size="16pt" style:font-size-asian="16pt" style:font-size-complex="16pt" style:text-underline-type="single" style:text-underline-style="solid" style:text-underline-width="auto" style:text-underline-mode="continuous"/>
    </style:style>
    <style:style style:name="P119" style:parent-style-name="Überschrift2" style:family="paragraph">
      <style:text-properties style:font-name="Calibri Light" fo:font-weight="normal" style:font-weight-asian="normal" style:font-weight-complex="normal" fo:font-style="normal" style:font-style-asian="normal" fo:color="#004586"/>
    </style:style>
    <style:style style:name="P120" style:parent-style-name="Überschrift2" style:family="paragraph">
      <style:text-properties style:font-name="Calibri Light" fo:font-weight="normal" style:font-weight-asian="normal" style:font-weight-complex="normal" fo:font-style="normal" style:font-style-asian="normal" fo:color="#004586"/>
    </style:style>
    <style:style style:name="P121" style:parent-style-name="Überschrift2" style:family="paragraph">
      <style:text-properties style:font-name="Calibri Light" fo:font-weight="normal" style:font-weight-asian="normal" style:font-weight-complex="normal" fo:font-style="normal" style:font-style-asian="normal" fo:color="#004586"/>
    </style:style>
    <style:style style:name="P122" style:parent-style-name="Überschrift1" style:family="paragraph">
      <style:paragraph-properties fo:margin-left="0.0701in" fo:text-indent="0in">
        <style:tab-stops/>
      </style:paragraph-properties>
    </style:style>
    <style:style style:name="P123" style:parent-style-name="Überschrift1" style:family="paragraph">
      <style:paragraph-properties fo:margin-left="0.0701in" fo:text-indent="0in">
        <style:tab-stops/>
      </style:paragraph-properties>
    </style:style>
    <style:style style:name="P124" style:parent-style-name="Überschrift1" style:family="paragraph">
      <style:paragraph-properties fo:margin-left="0.0701in" fo:text-indent="0in">
        <style:tab-stops/>
      </style:paragraph-properties>
    </style:style>
    <style:style style:name="P125" style:parent-style-name="Überschrift1" style:family="paragraph">
      <style:paragraph-properties fo:margin-left="0.0701in" fo:text-indent="0in">
        <style:tab-stops/>
      </style:paragraph-properties>
    </style:style>
    <style:style style:name="P126" style:parent-style-name="Überschrift1" style:family="paragraph">
      <style:paragraph-properties fo:margin-left="0.0701in" fo:text-indent="0in">
        <style:tab-stops/>
      </style:paragraph-properties>
    </style:style>
    <style:style style:name="P127" style:parent-style-name="Überschrift1" style:family="paragraph">
      <style:paragraph-properties fo:margin-left="0.0701in" fo:text-indent="0in">
        <style:tab-stops/>
      </style:paragraph-properties>
    </style:style>
    <style:style style:name="P128" style:parent-style-name="Überschrift1" style:family="paragraph">
      <style:paragraph-properties fo:margin-left="0.0701in" fo:text-indent="0in">
        <style:tab-stops/>
      </style:paragraph-properties>
    </style:style>
    <style:style style:name="P129" style:parent-style-name="Überschrift1" style:family="paragraph">
      <style:paragraph-properties fo:margin-left="0.0701in" fo:text-indent="0in">
        <style:tab-stops/>
      </style:paragraph-properties>
    </style:style>
    <style:style style:name="P130" style:parent-style-name="Überschrift1" style:family="paragraph">
      <style:paragraph-properties fo:margin-left="0.0701in" fo:text-indent="0in">
        <style:tab-stops/>
      </style:paragraph-properties>
    </style:style>
    <style:style style:name="P131" style:parent-style-name="Überschrift1" style:family="paragraph">
      <style:paragraph-properties fo:margin-left="0.0701in" fo:text-indent="0in">
        <style:tab-stops/>
      </style:paragraph-properties>
    </style:style>
    <style:style style:name="P132" style:parent-style-name="Überschrift1" style:family="paragraph">
      <style:paragraph-properties fo:margin-left="0.0701in" fo:text-indent="0in">
        <style:tab-stops/>
      </style:paragraph-properties>
    </style:style>
    <style:style style:name="P133" style:parent-style-name="Überschrift1" style:family="paragraph">
      <style:paragraph-properties fo:margin-left="0.0701in" fo:text-indent="0in">
        <style:tab-stops/>
      </style:paragraph-properties>
    </style:style>
    <style:style style:name="P134" style:parent-style-name="Überschrift1" style:family="paragraph">
      <style:paragraph-properties fo:margin-left="0.0701in" fo:text-indent="0in">
        <style:tab-stops/>
      </style:paragraph-properties>
    </style:style>
    <style:style style:name="P135" style:parent-style-name="Überschrift1" style:family="paragraph">
      <style:paragraph-properties fo:margin-left="0.0701in" fo:text-indent="0in">
        <style:tab-stops/>
      </style:paragraph-properties>
    </style:style>
    <style:style style:name="P136" style:parent-style-name="Überschrift1" style:family="paragraph">
      <style:paragraph-properties fo:margin-left="0.0701in" fo:text-indent="0in">
        <style:tab-stops/>
      </style:paragraph-properties>
    </style:style>
    <style:style style:name="P137" style:parent-style-name="Überschrift1" style:family="paragraph">
      <style:paragraph-properties fo:margin-left="0.0701in" fo:text-indent="0in">
        <style:tab-stops/>
      </style:paragraph-properties>
    </style:style>
    <style:style style:name="P138" style:parent-style-name="Überschrift1" style:family="paragraph">
      <style:paragraph-properties fo:margin-left="0.0701in" fo:text-indent="0in">
        <style:tab-stops/>
      </style:paragraph-properties>
    </style:style>
    <style:style style:name="P139" style:parent-style-name="Überschrift1" style:family="paragraph">
      <style:paragraph-properties fo:margin-left="0.0701in" fo:text-indent="0in">
        <style:tab-stops/>
      </style:paragraph-properties>
    </style:style>
    <style:style style:name="P140" style:parent-style-name="Überschrift1" style:family="paragraph">
      <style:paragraph-properties fo:margin-left="0.0701in" fo:text-indent="0in">
        <style:tab-stops/>
      </style:paragraph-properties>
    </style:style>
    <style:style style:name="P141" style:parent-style-name="Überschrift1" style:family="paragraph">
      <style:paragraph-properties fo:margin-left="0.0701in" fo:text-indent="0in">
        <style:tab-stops/>
      </style:paragraph-properties>
    </style:style>
    <style:style style:name="P142" style:parent-style-name="Überschrift1" style:family="paragraph">
      <style:paragraph-properties fo:margin-left="0in" fo:text-indent="0in">
        <style:tab-stops/>
      </style:paragraph-properties>
    </style:style>
    <style:style style:name="T143" style:parent-style-name="Absatz-Standardschriftart" style:family="text">
      <style:text-properties fo:letter-spacing="-0.0194in" fo:font-size="24pt" style:font-size-asian="24pt" style:font-size-complex="24pt"/>
    </style:style>
    <style:style style:name="P144" style:parent-style-name="Standard" style:family="paragraph">
      <style:text-properties style:font-name="Cambria" fo:color="#004586" fo:font-size="20pt" style:font-size-asian="20pt" style:font-size-complex="20pt" style:text-underline-type="single" style:text-underline-style="solid" style:text-underline-width="auto" style:text-underline-mode="continuous"/>
    </style:style>
    <style:style style:name="P145" style:parent-style-name="Normal" style:family="paragraph">
      <style:paragraph-properties fo:text-align="justify"/>
    </style:style>
    <style:style style:name="T146" style:parent-style-name="Absatz-Standardschriftart" style:family="text">
      <style:text-properties style:font-name="Times New Roman" fo:color="#000000" style:letter-kerning="true" fo:font-size="14pt" style:font-size-asian="14pt" style:font-size-complex="14pt"/>
    </style:style>
    <style:style style:name="T147" style:parent-style-name="Absatz-Standardschriftart" style:family="text">
      <style:text-properties style:font-name="Arial" style:font-name-complex="Arial" fo:color="#000000" style:letter-kerning="true" fo:font-size="14pt" style:font-size-asian="14pt" style:font-size-complex="14pt"/>
    </style:style>
    <style:style style:name="T148" style:parent-style-name="Absatz-Standardschriftart" style:family="text">
      <style:text-properties style:font-name="Arial" style:font-name-complex="Arial" fo:color="#000000" style:letter-kerning="true" fo:font-size="14pt" style:font-size-asian="14pt" style:font-size-complex="14pt"/>
    </style:style>
    <style:style style:name="P149" style:parent-style-name="Normal" style:family="paragraph">
      <style:paragraph-properties fo:text-align="justify"/>
      <style:text-properties style:font-name="Arial" style:font-name-complex="Arial"/>
    </style:style>
    <style:style style:name="P150" style:parent-style-name="Normal" style:family="paragraph">
      <style:paragraph-properties fo:text-align="justify"/>
    </style:style>
    <style:style style:name="T151" style:parent-style-name="Absatz-Standardschriftart" style:family="text">
      <style:text-properties style:font-name="Arial" style:font-name-complex="Arial" fo:color="#000000" style:letter-kerning="true" fo:font-size="14pt" style:font-size-asian="14pt" style:font-size-complex="14pt"/>
    </style:style>
    <style:style style:name="T152" style:parent-style-name="Absatz-Standardschriftart" style:family="text">
      <style:text-properties style:font-name="Arial" style:font-name-complex="Arial" fo:color="#000000" style:letter-kerning="true" fo:font-size="14pt" style:font-size-asian="14pt" style:font-size-complex="14pt"/>
    </style:style>
    <style:style style:name="P153" style:parent-style-name="Normal" style:family="paragraph">
      <style:paragraph-properties fo:text-align="justify"/>
      <style:text-properties style:font-name="Arial" style:font-name-complex="Arial"/>
    </style:style>
    <style:style style:name="P154" style:parent-style-name="Normal" style:family="paragraph">
      <style:paragraph-properties fo:text-align="justify"/>
    </style:style>
    <style:style style:name="T155" style:parent-style-name="Absatz-Standardschriftart" style:family="text">
      <style:text-properties style:font-name="Arial" style:font-name-complex="Arial" fo:color="#000000" style:letter-kerning="true" fo:font-size="14pt" style:font-size-asian="14pt" style:font-size-complex="14pt"/>
    </style:style>
    <style:style style:name="P156" style:parent-style-name="Normal" style:family="paragraph">
      <style:paragraph-properties fo:text-align="justify"/>
    </style:style>
    <style:style style:name="T157" style:parent-style-name="Absatz-Standardschriftart" style:family="text">
      <style:text-properties style:font-name="Arial" style:font-name-complex="Arial" fo:color="#000000" style:letter-kerning="true" fo:font-size="14pt" style:font-size-asian="14pt" style:font-size-complex="14pt"/>
    </style:style>
    <style:style style:name="T158" style:parent-style-name="Absatz-Standardschriftart" style:family="text">
      <style:text-properties style:font-name="Arial" style:font-name-complex="Arial" fo:color="#000000" style:letter-kerning="true" fo:font-size="14pt" style:font-size-asian="14pt" style:font-size-complex="14pt"/>
    </style:style>
    <style:style style:name="P159" style:parent-style-name="Normal" style:family="paragraph">
      <style:paragraph-properties fo:text-align="justify"/>
    </style:style>
    <style:style style:name="T160" style:parent-style-name="Absatz-Standardschriftart" style:family="text">
      <style:text-properties style:font-name="Arial" style:font-name-complex="Arial" fo:color="#000000" style:letter-kerning="true" fo:font-size="14pt" style:font-size-asian="14pt" style:font-size-complex="14pt"/>
    </style:style>
    <style:style style:name="P161" style:parent-style-name="Normal" style:family="paragraph">
      <style:paragraph-properties fo:text-align="justify"/>
    </style:style>
    <style:style style:name="T162" style:parent-style-name="Absatz-Standardschriftart" style:family="text">
      <style:text-properties style:font-name="Arial" style:font-name-complex="Arial" fo:color="#000000" style:letter-kerning="true" fo:font-size="14pt" style:font-size-asian="14pt" style:font-size-complex="14pt"/>
    </style:style>
    <style:style style:name="T163" style:parent-style-name="Absatz-Standardschriftart" style:family="text">
      <style:text-properties style:font-name="Arial" style:font-name-complex="Arial" fo:color="#000000" style:letter-kerning="true" fo:font-size="14pt" style:font-size-asian="14pt" style:font-size-complex="14pt"/>
    </style:style>
    <style:style style:name="P164" style:parent-style-name="Normal" style:family="paragraph">
      <style:paragraph-properties fo:text-align="justify"/>
      <style:text-properties style:font-name="Arial" style:font-name-complex="Arial"/>
    </style:style>
    <style:style style:name="P165" style:parent-style-name="Normal" style:family="paragraph">
      <style:paragraph-properties fo:text-align="justify"/>
    </style:style>
    <style:style style:name="T166" style:parent-style-name="Absatz-Standardschriftart" style:family="text">
      <style:text-properties style:font-name="Arial" style:font-name-complex="Arial" fo:color="#000000" style:letter-kerning="true" fo:font-size="14pt" style:font-size-asian="14pt" style:font-size-complex="14pt"/>
    </style:style>
    <style:style style:name="P167" style:parent-style-name="Normal" style:family="paragraph">
      <style:paragraph-properties fo:text-align="justify"/>
      <style:text-properties style:font-name="Arial" style:font-name-complex="Arial"/>
    </style:style>
    <style:style style:name="P168" style:parent-style-name="Normal" style:family="paragraph">
      <style:paragraph-properties fo:text-align="justify"/>
    </style:style>
    <style:style style:name="T169" style:parent-style-name="Absatz-Standardschriftart" style:family="text">
      <style:text-properties style:font-name="Arial" style:font-name-complex="Arial" fo:color="#000000" style:letter-kerning="true" fo:font-size="14pt" style:font-size-asian="14pt" style:font-size-complex="14pt"/>
    </style:style>
    <style:style style:name="T170" style:parent-style-name="Absatz-Standardschriftart" style:family="text">
      <style:text-properties style:font-name="Arial" style:font-name-complex="Arial" fo:color="#000000" style:letter-kerning="true" fo:font-size="14pt" style:font-size-asian="14pt" style:font-size-complex="14pt"/>
    </style:style>
    <style:style style:name="P171" style:parent-style-name="Normal" style:family="paragraph">
      <style:text-properties style:font-name="Arial" style:font-name-asian="Arial" style:font-name-complex="Arial" fo:font-weight="bold" style:font-weight-asian="bold" style:font-weight-complex="bold" fo:font-size="13pt" style:font-size-asian="13pt" style:font-size-complex="13pt"/>
    </style:style>
    <style:style style:name="P172" style:parent-style-name="Normal" style:family="paragraph">
      <style:text-properties style:font-name="Arial" style:font-name-asian="Arial" style:font-name-complex="Arial" fo:font-weight="bold" style:font-weight-asian="bold" style:font-weight-complex="bold" fo:font-size="13pt" style:font-size-asian="13pt" style:font-size-complex="13pt"/>
    </style:style>
    <style:style style:name="T173"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174" style:parent-style-name="Fuentedepárrafopredeter." style:family="text">
      <style:text-properties style:font-name="Cambria" fo:color="#004586" fo:font-size="14pt" style:font-size-asian="14pt" style:font-size-complex="14pt" style:text-underline-type="single" style:text-underline-style="solid" style:text-underline-width="auto" style:text-underline-mode="continuous"/>
    </style:style>
    <style:style style:name="T175"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T176"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177"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T178"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179"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P180" style:parent-style-name="Standard" style:family="paragraph">
      <style:text-properties style:font-name="Arial" style:font-name-asian="Arial" style:font-name-complex="Arial" fo:font-weight="bold" style:font-weight-asian="bold" style:font-weight-complex="bold" fo:font-style="italic" style:font-style-asian="italic" fo:font-size="10pt" style:font-size-asian="10pt" style:font-size-complex="10pt"/>
    </style:style>
    <style:style style:name="P181" style:parent-style-name="TableParagraph" style:family="paragraph">
      <style:paragraph-properties fo:text-align="justify" fo:margin-top="0.0812in"/>
    </style:style>
    <style:style style:name="T182" style:parent-style-name="Absatz-Standardschriftart" style:family="text">
      <style:text-properties style:font-name="Arial" style:font-name-complex="Arial" fo:letter-spacing="-0.0013in" fo:font-size="14pt" style:font-size-asian="14pt" style:font-size-complex="14pt"/>
    </style:style>
    <style:style style:name="P183" style:parent-style-name="TableParagraph" style:family="paragraph">
      <style:paragraph-properties fo:text-align="justify" fo:margin-top="0.0812in"/>
    </style:style>
    <style:style style:name="T184" style:parent-style-name="Absatz-Standardschriftart" style:family="text">
      <style:text-properties style:font-name="Arial" style:font-name-complex="Arial" fo:letter-spacing="-0.0013in" fo:font-size="14pt" style:font-size-asian="14pt" style:font-size-complex="14pt"/>
    </style:style>
    <style:style style:name="T185" style:parent-style-name="Absatz-Standardschriftart" style:family="text">
      <style:text-properties style:font-name="Arial" style:font-name-complex="Arial" fo:letter-spacing="-0.0013in" fo:font-size="14pt" style:font-size-asian="14pt" style:font-size-complex="14pt"/>
    </style:style>
    <style:style style:name="P186" style:parent-style-name="TableParagraph" style:family="paragraph">
      <style:paragraph-properties fo:text-align="justify" fo:margin-top="0.0812in"/>
    </style:style>
    <style:style style:name="T187" style:parent-style-name="Absatz-Standardschriftart" style:family="text">
      <style:text-properties style:font-name="Arial" style:font-name-complex="Arial" fo:letter-spacing="-0.0013in" fo:font-size="14pt" style:font-size-asian="14pt" style:font-size-complex="14pt"/>
    </style:style>
    <style:style style:name="P188" style:parent-style-name="TableParagraph" style:family="paragraph">
      <style:paragraph-properties fo:text-align="justify" fo:margin-top="0.0812in"/>
    </style:style>
    <style:style style:name="T189" style:parent-style-name="Absatz-Standardschriftart" style:family="text">
      <style:text-properties style:font-name="Arial" style:font-name-complex="Arial" fo:letter-spacing="-0.0013in" fo:font-size="14pt" style:font-size-asian="14pt" style:font-size-complex="14pt"/>
    </style:style>
    <style:style style:name="T190" style:parent-style-name="Absatz-Standardschriftart" style:family="text">
      <style:text-properties style:font-name="Arial" style:font-name-complex="Arial" fo:letter-spacing="-0.0013in" fo:font-size="14pt" style:font-size-asian="14pt" style:font-size-complex="14pt"/>
    </style:style>
    <style:style style:name="P191"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2"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3"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4" style:parent-style-name="Standard" style:family="paragraph">
      <style:paragraph-properties fo:margin-top="0.0055in"/>
    </style:style>
    <style:style style:name="T195" style:parent-style-name="Fuentedepárrafopredeter." style:family="text">
      <style:text-properties style:font-name="Cambria" style:font-name-asian="Arial" style:font-name-complex="Arial" fo:color="#004586" fo:font-size="16pt" style:font-size-asian="16pt" style:font-size-complex="16pt" style:text-underline-type="single" style:text-underline-style="solid" style:text-underline-width="auto" style:text-underline-mode="continuous"/>
    </style:style>
    <style:style style:name="T196"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197" style:parent-style-name="Fuentedepárrafopredeter." style:family="text">
      <style:text-properties style:font-name="Cambria" style:font-name-asian="Arial" style:font-name-complex="Arial" fo:color="#004586" fo:font-size="16pt" style:font-size-asian="16pt" style:font-size-complex="16pt" style:text-underline-type="single" style:text-underline-style="solid" style:text-underline-width="auto" style:text-underline-mode="continuous"/>
    </style:style>
    <style:style style:name="P198"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9" style:parent-style-name="TableParagraph" style:family="paragraph">
      <style:paragraph-properties fo:text-align="justify" fo:margin-top="0.0812in"/>
    </style:style>
    <style:style style:name="T200" style:parent-style-name="Absatz-Standardschriftart" style:family="text">
      <style:text-properties style:font-name="Arial" style:font-name-complex="Arial" fo:letter-spacing="-0.0013in" fo:font-size="14pt" style:font-size-asian="14pt" style:font-size-complex="14pt"/>
    </style:style>
    <style:style style:name="P201" style:parent-style-name="TableParagraph" style:family="paragraph">
      <style:paragraph-properties fo:text-align="justify" fo:margin-top="0.0812in"/>
    </style:style>
    <style:style style:name="T202" style:parent-style-name="Absatz-Standardschriftart" style:family="text">
      <style:text-properties style:font-name="Arial" style:font-name-complex="Arial" fo:letter-spacing="-0.0013in" fo:font-size="14pt" style:font-size-asian="14pt" style:font-size-complex="14pt"/>
    </style:style>
    <style:style style:name="T203" style:parent-style-name="Absatz-Standardschriftart" style:family="text">
      <style:text-properties style:font-name="Arial" style:font-name-complex="Arial" fo:letter-spacing="-0.0013in" fo:font-size="14pt" style:font-size-asian="14pt" style:font-size-complex="14pt"/>
    </style:style>
    <style:style style:name="P204" style:parent-style-name="TableParagraph" style:family="paragraph">
      <style:paragraph-properties fo:text-align="justify" fo:margin-top="0.0812in"/>
    </style:style>
    <style:style style:name="T205" style:parent-style-name="Absatz-Standardschriftart" style:family="text">
      <style:text-properties style:font-name="Arial" style:font-name-complex="Arial" fo:letter-spacing="-0.0013in" fo:font-size="14pt" style:font-size-asian="14pt" style:font-size-complex="14pt"/>
    </style:style>
    <style:style style:name="P206" style:parent-style-name="TableParagraph" style:family="paragraph">
      <style:paragraph-properties fo:text-align="justify" fo:margin-top="0.0812in"/>
      <style:text-properties style:font-name="Arial" style:font-name-asian="Arial" style:font-name-complex="Arial" fo:font-weight="bold" style:font-weight-asian="bold" style:font-weight-complex="bold" fo:font-style="italic" style:font-style-asian="italic" fo:font-size="10pt" style:font-size-asian="10pt" style:font-size-complex="10pt"/>
    </style:style>
    <style:style style:name="P207" style:parent-style-name="Standard" style:family="paragraph">
      <style:paragraph-properties fo:text-align="justify" fo:margin-top="0.0055in"/>
    </style:style>
    <style:style style:name="T208" style:parent-style-name="Absatz-Standardschriftart" style:family="text">
      <style:text-properties style:font-name="Cambria" fo:color="#004586" fo:letter-spacing="-0.0013in" fo:font-size="16pt" style:font-size-asian="16pt" style:font-size-complex="16pt" style:text-underline-type="single" style:text-underline-style="solid" style:text-underline-width="auto" style:text-underline-mode="continuous"/>
    </style:style>
    <style:style style:name="T209"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210" style:parent-style-name="Absatz-Standardschriftart" style:family="text">
      <style:text-properties style:font-name="Cambria" fo:color="#004586" fo:letter-spacing="-0.0013in" fo:font-size="16pt" style:font-size-asian="16pt" style:font-size-complex="16pt" style:text-underline-type="single" style:text-underline-style="solid" style:text-underline-width="auto" style:text-underline-mode="continuous"/>
    </style:style>
    <style:style style:name="P211" style:parent-style-name="Standard" style:family="paragraph">
      <style:paragraph-properties fo:text-align="justify"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12" style:parent-style-name="TableParagraph" style:family="paragraph">
      <style:paragraph-properties fo:text-align="justify" fo:margin-top="0.0812in"/>
    </style:style>
    <style:style style:name="T213" style:parent-style-name="Absatz-Standardschriftart" style:family="text">
      <style:text-properties style:font-name="Arial" style:font-name-asian="Arial" style:font-name-complex="Arial" fo:letter-spacing="-0.0013in" fo:font-size="14pt" style:font-size-asian="14pt" style:font-size-complex="14pt"/>
    </style:style>
    <style:style style:name="T214" style:parent-style-name="Absatz-Standardschriftart" style:family="text">
      <style:text-properties style:font-name="Arial" style:font-name-asian="Arial" style:font-name-complex="Arial" fo:letter-spacing="-0.0013in" fo:font-size="14pt" style:font-size-asian="14pt" style:font-size-complex="14pt"/>
    </style:style>
    <style:style style:name="P215" style:parent-style-name="TableParagraph" style:family="paragraph">
      <style:paragraph-properties fo:text-align="justify" fo:margin-top="0.0812in"/>
    </style:style>
    <style:style style:name="T216" style:parent-style-name="Absatz-Standardschriftart" style:family="text">
      <style:text-properties style:font-name="Arial" style:font-name-asian="Arial" style:font-name-complex="Arial" fo:letter-spacing="-0.0013in" fo:font-size="14pt" style:font-size-asian="14pt" style:font-size-complex="14pt"/>
    </style:style>
    <style:style style:name="T217" style:parent-style-name="Absatz-Standardschriftart" style:family="text">
      <style:text-properties style:font-name="Arial" style:font-name-asian="Arial" style:font-name-complex="Arial" fo:letter-spacing="-0.0013in" fo:font-size="14pt" style:font-size-asian="14pt" style:font-size-complex="14pt"/>
    </style:style>
    <style:style style:name="P218" style:parent-style-name="TableParagraph" style:family="paragraph">
      <style:paragraph-properties fo:text-align="justify" fo:margin-top="0.0812in"/>
    </style:style>
    <style:style style:name="T219" style:parent-style-name="Absatz-Standardschriftart" style:family="text">
      <style:text-properties style:font-name="Arial" style:font-name-asian="Arial" style:font-name-complex="Arial" fo:letter-spacing="-0.0013in" fo:font-size="14pt" style:font-size-asian="14pt" style:font-size-complex="14pt"/>
    </style:style>
    <style:style style:name="P220"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1"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2"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3" style:parent-style-name="Standard" style:family="paragraph">
      <style:paragraph-properties fo:margin-top="0.0055in"/>
    </style:style>
    <style:style style:name="T224"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25" style:parent-style-name="Standard" style:family="paragraph">
      <style:paragraph-properties fo:text-align="justify" fo:margin-top="0.0055in"/>
    </style:style>
    <style:style style:name="P226" style:parent-style-name="Standard" style:family="paragraph">
      <style:paragraph-properties fo:text-align="justify" fo:margin-top="0.0055in"/>
    </style:style>
    <style:style style:name="T227" style:parent-style-name="Absatz-Standardschriftart" style:family="text">
      <style:text-properties style:font-name="Times New Roman" style:font-name-asian="Arial" style:font-name-complex="Arial" fo:color="#004586" fo:letter-spacing="-0.0013in" fo:font-size="14pt" style:font-size-asian="14pt" style:font-size-complex="14pt"/>
    </style:style>
    <style:style style:name="T228" style:parent-style-name="Absatz-Standardschriftart" style:family="text">
      <style:text-properties style:font-name="Arial" style:font-name-asian="Arial" style:font-name-complex="Arial" fo:letter-spacing="-0.0013in" fo:font-size="14pt" style:font-size-asian="14pt" style:font-size-complex="14pt"/>
    </style:style>
    <style:style style:name="T229" style:parent-style-name="Absatz-Standardschriftart" style:family="text">
      <style:text-properties style:font-name="Arial" style:font-name-asian="Arial" style:font-name-complex="Arial" fo:letter-spacing="-0.0013in" fo:font-size="14pt" style:font-size-asian="14pt" style:font-size-complex="14pt"/>
    </style:style>
    <style:style style:name="P230" style:parent-style-name="Standard" style:family="paragraph">
      <style:paragraph-properties fo:text-align="justify" fo:margin-top="0.0055in"/>
    </style:style>
    <style:style style:name="T231" style:parent-style-name="Absatz-Standardschriftart" style:family="text">
      <style:text-properties style:font-name="Arial" style:font-name-asian="Arial" style:font-name-complex="Arial" fo:letter-spacing="-0.0013in" fo:font-size="14pt" style:font-size-asian="14pt" style:font-size-complex="14pt"/>
    </style:style>
    <style:style style:name="T232" style:parent-style-name="Absatz-Standardschriftart" style:family="text">
      <style:text-properties style:font-name="Arial" style:font-name-asian="Arial" style:font-name-complex="Arial" fo:letter-spacing="-0.0013in" fo:font-size="14pt" style:font-size-asian="14pt" style:font-size-complex="14pt"/>
    </style:style>
    <style:style style:name="P233" style:parent-style-name="Standard" style:family="paragraph">
      <style:paragraph-properties fo:text-align="justify" fo:margin-top="0.0055in"/>
    </style:style>
    <style:style style:name="T234" style:parent-style-name="Absatz-Standardschriftart" style:family="text">
      <style:text-properties style:font-name="Arial" style:font-name-asian="Arial" style:font-name-complex="Arial" fo:letter-spacing="-0.0013in" fo:font-size="14pt" style:font-size-asian="14pt" style:font-size-complex="14pt"/>
    </style:style>
    <style:style style:name="T235" style:parent-style-name="Absatz-Standardschriftart" style:family="text">
      <style:text-properties style:font-name="Arial" style:font-name-asian="Arial" style:font-name-complex="Arial" fo:letter-spacing="-0.0013in" fo:font-size="14pt" style:font-size-asian="14pt" style:font-size-complex="14pt"/>
    </style:style>
    <style:style style:name="P236" style:parent-style-name="TableParagraph" style:family="paragraph">
      <style:paragraph-properties fo:text-align="justify" fo:margin-top="0.0812in"/>
      <style:text-properties style:font-name="Arial" style:font-name-complex="Arial"/>
    </style:style>
    <style:style style:name="P237" style:parent-style-name="TableParagraph" style:family="paragraph">
      <style:paragraph-properties fo:text-align="justify" fo:margin-top="0.0812in"/>
      <style:text-properties style:font-name="Arial" style:font-name-complex="Arial"/>
    </style:style>
    <style:style style:name="P238" style:parent-style-name="TableParagraph" style:family="paragraph">
      <style:paragraph-properties fo:text-align="justify" fo:margin-top="0.0812in"/>
    </style:style>
    <style:style style:name="P239" style:parent-style-name="TableParagraph" style:family="paragraph">
      <style:paragraph-properties fo:text-align="justify" fo:margin-top="0.0812in"/>
    </style:style>
    <style:style style:name="P240" style:parent-style-name="TableParagraph" style:family="paragraph">
      <style:paragraph-properties fo:text-align="justify" fo:margin-top="0.0812in"/>
    </style:style>
    <style:style style:name="P241" style:parent-style-name="Standard" style:family="paragraph">
      <style:paragraph-properties fo:text-align="justify" fo:margin-top="0.0055in"/>
    </style:style>
    <style:style style:name="T242"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43" style:parent-style-name="Standard" style:family="paragraph">
      <style:paragraph-properties fo:text-align="justify" fo:margin-top="0.0055in"/>
    </style:style>
    <style:style style:name="P244" style:parent-style-name="Standard" style:family="paragraph">
      <style:paragraph-properties fo:text-align="justify" fo:margin-top="0.0055in"/>
    </style:style>
    <style:style style:name="T245" style:parent-style-name="Absatz-Standardschriftart" style:family="text">
      <style:text-properties style:font-name="Times New Roman" style:font-name-asian="Arial" style:font-name-complex="Arial" fo:letter-spacing="-0.0013in" fo:font-size="14pt" style:font-size-asian="14pt" style:font-size-complex="14pt"/>
    </style:style>
    <style:style style:name="T246" style:parent-style-name="Absatz-Standardschriftart" style:family="text">
      <style:text-properties style:font-name="Arial" style:font-name-asian="Arial" style:font-name-complex="Arial" fo:letter-spacing="-0.0013in" fo:font-size="14pt" style:font-size-asian="14pt" style:font-size-complex="14pt"/>
    </style:style>
    <style:style style:name="T247" style:parent-style-name="Absatz-Standardschriftart" style:family="text">
      <style:text-properties style:font-name="Arial" style:font-name-asian="Arial" style:font-name-complex="Arial" fo:letter-spacing="-0.0013in" fo:font-size="14pt" style:font-size-asian="14pt" style:font-size-complex="14pt"/>
    </style:style>
    <style:style style:name="P248" style:parent-style-name="Standard" style:family="paragraph">
      <style:paragraph-properties fo:text-align="justify" fo:margin-top="0.0055in"/>
      <style:text-properties style:font-name="Arial" style:font-name-complex="Arial"/>
    </style:style>
    <style:style style:name="P249" style:parent-style-name="Standard" style:family="paragraph">
      <style:paragraph-properties fo:text-align="justify" fo:margin-top="0.0055in"/>
    </style:style>
    <style:style style:name="T250" style:parent-style-name="Absatz-Standardschriftart" style:family="text">
      <style:text-properties style:font-name="Arial" style:font-name-asian="Arial" style:font-name-complex="Arial" fo:letter-spacing="-0.0013in" fo:font-size="14pt" style:font-size-asian="14pt" style:font-size-complex="14pt"/>
    </style:style>
    <style:style style:name="T251" style:parent-style-name="Absatz-Standardschriftart" style:family="text">
      <style:text-properties style:font-name="Arial" style:font-name-asian="Arial" style:font-name-complex="Arial" fo:letter-spacing="-0.0013in" fo:font-size="14pt" style:font-size-asian="14pt" style:font-size-complex="14pt"/>
    </style:style>
    <style:style style:name="P252" style:parent-style-name="Standard" style:family="paragraph">
      <style:paragraph-properties fo:text-align="justify" fo:margin-top="0.0055in"/>
      <style:text-properties style:font-name="Arial" style:font-name-complex="Arial"/>
    </style:style>
    <style:style style:name="P253" style:parent-style-name="Standard" style:family="paragraph">
      <style:paragraph-properties fo:text-align="justify" fo:margin-top="0.0055in"/>
    </style:style>
    <style:style style:name="T254" style:parent-style-name="Absatz-Standardschriftart" style:family="text">
      <style:text-properties style:font-name="Arial" style:font-name-asian="Arial" style:font-name-complex="Arial" fo:letter-spacing="-0.0013in" fo:font-size="14pt" style:font-size-asian="14pt" style:font-size-complex="14pt"/>
    </style:style>
    <style:style style:name="P255" style:parent-style-name="Standard" style:family="paragraph">
      <style:paragraph-properties fo:text-align="justify" fo:margin-top="0.0055in"/>
      <style:text-properties style:font-name="Arial" style:font-name-complex="Arial"/>
    </style:style>
    <style:style style:name="P256" style:parent-style-name="Standard" style:family="paragraph">
      <style:paragraph-properties fo:margin-top="0.0055in"/>
    </style:style>
    <style:style style:name="P257" style:parent-style-name="Standard" style:family="paragraph">
      <style:paragraph-properties fo:text-align="justify" fo:margin-top="0.0055in"/>
    </style:style>
    <style:style style:name="T258"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259"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60" style:parent-style-name="Standard" style:family="paragraph">
      <style:paragraph-properties fo:margin-top="0.0055in"/>
    </style:style>
    <style:style style:name="T261" style:parent-style-name="Absatz-Standardschriftart" style:family="text">
      <style:text-properties style:font-name="Times New Roman" style:font-name-asian="Arial" style:font-name-complex="Arial" fo:letter-spacing="-0.0013in" fo:font-size="14pt" style:font-size-asian="14pt" style:font-size-complex="14pt"/>
    </style:style>
    <style:style style:name="P262" style:parent-style-name="Standard" style:family="paragraph">
      <style:paragraph-properties fo:text-align="justify" fo:margin-top="0.0055in"/>
    </style:style>
    <style:style style:name="T263" style:parent-style-name="Absatz-Standardschriftart" style:family="text">
      <style:text-properties style:font-name="Times New Roman" style:font-name-asian="Arial" style:font-name-complex="Arial" fo:letter-spacing="-0.0013in" fo:font-size="14pt" style:font-size-asian="14pt" style:font-size-complex="14pt"/>
    </style:style>
    <style:style style:name="T264" style:parent-style-name="Absatz-Standardschriftart" style:family="text">
      <style:text-properties style:font-name="Arial" style:font-name-asian="Arial" style:font-name-complex="Arial" fo:letter-spacing="-0.0013in" fo:font-size="14pt" style:font-size-asian="14pt" style:font-size-complex="14pt"/>
    </style:style>
    <style:style style:name="T265" style:parent-style-name="Absatz-Standardschriftart" style:family="text">
      <style:text-properties style:font-name="Arial" style:font-name-asian="Arial" style:font-name-complex="Arial" fo:letter-spacing="-0.0013in" fo:font-size="14pt" style:font-size-asian="14pt" style:font-size-complex="14pt"/>
    </style:style>
    <style:style style:name="P266" style:parent-style-name="Standard" style:family="paragraph">
      <style:paragraph-properties fo:text-align="justify" fo:margin-top="0.0055in"/>
      <style:text-properties style:font-name="Arial" style:font-name-complex="Arial"/>
    </style:style>
    <style:style style:name="P267" style:parent-style-name="Standard" style:family="paragraph">
      <style:paragraph-properties fo:text-align="justify" fo:margin-top="0.0055in"/>
    </style:style>
    <style:style style:name="T268" style:parent-style-name="Absatz-Standardschriftart" style:family="text">
      <style:text-properties style:font-name="Arial" style:font-name-asian="Arial" style:font-name-complex="Arial" fo:letter-spacing="-0.0013in" fo:font-size="14pt" style:font-size-asian="14pt" style:font-size-complex="14pt"/>
    </style:style>
    <style:style style:name="P269" style:parent-style-name="Standard" style:family="paragraph">
      <style:paragraph-properties fo:text-align="justify" fo:margin-top="0.0055in"/>
      <style:text-properties style:font-name="Arial" style:font-name-complex="Arial"/>
    </style:style>
    <style:style style:name="P270" style:parent-style-name="Standard" style:family="paragraph">
      <style:paragraph-properties fo:text-align="justify" fo:margin-top="0.0055in"/>
    </style:style>
    <style:style style:name="T271" style:parent-style-name="Absatz-Standardschriftart" style:family="text">
      <style:text-properties style:font-name="Arial" style:font-name-asian="Arial" style:font-name-complex="Arial" fo:letter-spacing="-0.0013in" fo:font-size="14pt" style:font-size-asian="14pt" style:font-size-complex="14pt"/>
    </style:style>
    <style:style style:name="T272" style:parent-style-name="Absatz-Standardschriftart" style:family="text">
      <style:text-properties style:font-name="Arial" style:font-name-asian="Arial" style:font-name-complex="Arial" fo:letter-spacing="-0.0013in" fo:font-size="14pt" style:font-size-asian="14pt" style:font-size-complex="14pt"/>
    </style:style>
    <style:style style:name="P273" style:parent-style-name="Standard" style:family="paragraph">
      <style:paragraph-properties fo:text-align="justify" fo:margin-top="0.0055in"/>
      <style:text-properties style:font-name="Arial" style:font-name-complex="Arial"/>
    </style:style>
    <style:style style:name="P274" style:parent-style-name="Standard" style:family="paragraph">
      <style:paragraph-properties fo:margin-top="0.0055in"/>
    </style:style>
    <style:style style:name="P275" style:parent-style-name="Standard" style:family="paragraph">
      <style:paragraph-properties fo:text-align="justify" fo:margin-top="0.0055in"/>
    </style:style>
    <style:style style:name="T276"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77" style:parent-style-name="Standard" style:family="paragraph">
      <style:paragraph-properties fo:margin-top="0.0055in"/>
    </style:style>
    <style:style style:name="P278" style:parent-style-name="Standard" style:family="paragraph">
      <style:paragraph-properties fo:text-align="justify" fo:margin-top="0.0055in"/>
    </style:style>
    <style:style style:name="T279" style:parent-style-name="Fuentedepárrafopredeter." style:family="text">
      <style:text-properties style:font-name="Arial" style:font-name-complex="Arial"/>
    </style:style>
    <style:style style:name="T280" style:parent-style-name="Fuentedepárrafopredeter." style:family="text">
      <style:text-properties style:font-name="Arial" style:font-name-complex="Arial"/>
    </style:style>
    <style:style style:name="T281" style:parent-style-name="Fuentedepárrafopredeter." style:family="text">
      <style:text-properties style:font-name="Arial" style:font-name-complex="Arial"/>
    </style:style>
    <style:style style:name="P282" style:parent-style-name="Standard" style:family="paragraph">
      <style:paragraph-properties fo:text-align="justify" fo:margin-top="0.0055in"/>
      <style:text-properties style:font-name="Arial" style:font-name-complex="Arial"/>
    </style:style>
    <style:style style:name="P283" style:parent-style-name="Standard" style:family="paragraph">
      <style:paragraph-properties fo:text-align="justify" fo:margin-top="0.0055in"/>
      <style:text-properties style:font-name="Arial" style:font-name-complex="Arial"/>
    </style:style>
    <style:style style:name="P284" style:parent-style-name="Standard" style:family="paragraph">
      <style:paragraph-properties fo:text-align="justify" fo:margin-top="0.0055in"/>
      <style:text-properties style:font-name="Arial" style:font-name-complex="Arial"/>
    </style:style>
    <style:style style:name="P285" style:parent-style-name="Standard" style:family="paragraph">
      <style:paragraph-properties fo:text-align="justify" fo:margin-top="0.0055in"/>
      <style:text-properties style:font-name="Arial" style:font-name-complex="Arial"/>
    </style:style>
    <style:style style:name="P286" style:parent-style-name="Standard" style:family="paragraph">
      <style:paragraph-properties fo:margin-top="0.0055in"/>
    </style:style>
    <style:style style:name="P287" style:parent-style-name="Standard" style:family="paragraph">
      <style:paragraph-properties fo:margin-top="0.0055in"/>
    </style:style>
    <style:style style:name="P288" style:parent-style-name="Standard" style:family="paragraph">
      <style:paragraph-properties fo:text-align="justify" fo:margin-top="0.0055in"/>
    </style:style>
    <style:style style:name="T289"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90" style:parent-style-name="Standard" style:family="paragraph">
      <style:paragraph-properties fo:margin-top="0.0055in"/>
    </style:style>
    <style:style style:name="P291" style:parent-style-name="Standard" style:family="paragraph">
      <style:paragraph-properties fo:text-align="justify" fo:margin-top="0.0055in"/>
    </style:style>
    <style:style style:name="T292" style:parent-style-name="Fuentedepárrafopredeter." style:family="text">
      <style:text-properties style:font-name="Arial" style:font-name-complex="Arial"/>
    </style:style>
    <style:style style:name="T293" style:parent-style-name="Fuentedepárrafopredeter." style:family="text">
      <style:text-properties style:font-name="Arial" style:font-name-complex="Arial"/>
    </style:style>
    <style:style style:name="P294" style:parent-style-name="Standard" style:family="paragraph">
      <style:paragraph-properties fo:text-align="justify" fo:margin-top="0.0055in"/>
      <style:text-properties style:font-name="Arial" style:font-name-complex="Arial"/>
    </style:style>
    <style:style style:name="P295" style:parent-style-name="Standard" style:family="paragraph">
      <style:paragraph-properties fo:text-align="justify" fo:margin-top="0.0055in"/>
      <style:text-properties style:font-name="Arial" style:font-name-complex="Arial"/>
    </style:style>
    <style:style style:name="P296" style:parent-style-name="Standard" style:family="paragraph">
      <style:paragraph-properties fo:text-align="justify" fo:margin-top="0.0055in"/>
      <style:text-properties style:font-name="Arial" style:font-name-complex="Arial"/>
    </style:style>
    <style:style style:name="P297" style:parent-style-name="Standard" style:family="paragraph">
      <style:paragraph-properties fo:text-align="justify" fo:margin-top="0.0055in"/>
      <style:text-properties style:font-name="Arial" style:font-name-complex="Arial"/>
    </style:style>
    <style:style style:name="P298" style:parent-style-name="Standard" style:family="paragraph">
      <style:paragraph-properties fo:text-align="justify" fo:margin-top="0.0055in"/>
      <style:text-properties style:font-name="Arial" style:font-name-complex="Arial"/>
    </style:style>
    <style:style style:name="P299" style:parent-style-name="Standard" style:family="paragraph">
      <style:paragraph-properties fo:text-align="justify" fo:margin-top="0.0055in"/>
      <style:text-properties style:font-name="Arial" style:font-name-complex="Arial"/>
    </style:style>
    <style:style style:name="P300" style:parent-style-name="Standard" style:family="paragraph">
      <style:paragraph-properties fo:text-align="justify" fo:margin-top="0.0055in"/>
      <style:text-properties style:font-name="Arial" style:font-name-complex="Arial"/>
    </style:style>
    <style:style style:name="P301" style:parent-style-name="Standard" style:family="paragraph">
      <style:paragraph-properties fo:text-align="justify" fo:margin-top="0.0055in"/>
      <style:text-properties style:font-name="Arial" style:font-name-complex="Arial"/>
    </style:style>
    <style:style style:name="P302" style:parent-style-name="Standard" style:family="paragraph">
      <style:paragraph-properties fo:text-align="justify" fo:margin-top="0.0055in"/>
      <style:text-properties style:font-name="Arial" style:font-name-complex="Arial"/>
    </style:style>
    <style:style style:name="P303" style:parent-style-name="Standard" style:family="paragraph">
      <style:paragraph-properties fo:text-align="justify" fo:margin-top="0.0055in"/>
      <style:text-properties style:font-name="Arial" style:font-name-complex="Arial"/>
    </style:style>
    <style:style style:name="P304" style:parent-style-name="Standard" style:family="paragraph">
      <style:paragraph-properties fo:text-align="justify" fo:margin-top="0.0055in"/>
    </style:style>
    <style:style style:name="T305" style:parent-style-name="Fuentedepárrafopredeter." style:family="text">
      <style:text-properties style:font-name="Arial" style:font-name-complex="Arial"/>
    </style:style>
    <style:style style:name="T306" style:parent-style-name="Fuentedepárrafopredeter." style:family="text">
      <style:text-properties style:font-name="Arial" style:font-name-complex="Arial"/>
    </style:style>
  </office:automatic-styles>
  <office:body>
    <office:text text:use-soft-page-breaks="true">
      <text:p text:style-name="P1"/>
      <text:p text:style-name="P2"/>
      <text:p text:style-name="P3"/>
      <text:p text:style-name="P4"><text:span text:style-name="T5">Informe</text:span><text:span text:style-name="T6"><text:s/></text:span><text:span text:style-name="T7">de</text:span><text:span text:style-name="T8"><text:s/></text:span><text:span text:style-name="T9">Cierre</text:span></text:p>
      <text:p text:style-name="P10"><text:span text:style-name="T11">RolStream</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ext:span text:style-name="T27">Alejandro Luque Cerpa</text:span></text:p>
      <text:p text:style-name="P28"><text:span text:style-name="T29">Antonio Portillo Raya</text:span><text:span text:style-name="T30"><text:tab/></text:span><text:span text:style-name="T31"><text:tab/></text:span><text:span text:style-name="T32"><text:tab/></text:span><text:span text:style-name="T33"><text:tab/></text:span><text:span text:style-name="T34"><text:tab/></text:span><text:span text:style-name="T35"><text:tab/></text:span><text:span text:style-name="T36"><text:s text:c="10"/>enero de 2019</text:span></text:p>
      <text:p text:style-name="P37"/>
      <text:p text:style-name="P38"/>
      <text:p text:style-name="P39"/>
      <text:p text:style-name="P40"/>
      <text:p text:style-name="P41"/>
      <text:p text:style-name="P42"/>
      <text:p text:style-name="P43"/>
      <text:p text:style-name="P44"/>
      <table:table table:style-name="Table45">
        <table:table-columns>
          <table:table-column table:style-name="TableColumn46"/>
          <table:table-column table:style-name="TableColumn47"/>
        </table:table-columns>
        <table:table-row table:style-name="TableRow48">
          <table:table-cell table:style-name="TableCell49" table:number-columns-spanned="2">
            <text:p text:style-name="P50"><text:span text:style-name="T51">Información del Documento</text:span></text:p>
          </table:table-cell>
          <table:covered-table-cell/>
        </table:table-row>
        <table:table-row table:style-name="TableRow52">
          <table:table-cell table:style-name="TableCell53">
            <text:p text:style-name="P54"><text:span text:style-name="T55">Status del Documento</text:span></text:p>
          </table:table-cell>
          <table:table-cell table:style-name="TableCell56">
            <text:p text:style-name="Standard">Checked</text:p>
          </table:table-cell>
        </table:table-row>
        <table:table-row table:style-name="TableRow57">
          <table:table-cell table:style-name="TableCell58">
            <text:p text:style-name="P59"><text:span text:style-name="T60">Versión</text:span></text:p>
          </table:table-cell>
          <table:table-cell table:style-name="TableCell61">
            <text:p text:style-name="Standard">Versión inicial</text:p>
          </table:table-cell>
        </table:table-row>
        <table:table-row table:style-name="TableRow62">
          <table:table-cell table:style-name="TableCell63">
            <text:p text:style-name="P64"><text:span text:style-name="T65">Fecha</text:span></text:p>
          </table:table-cell>
          <table:table-cell table:style-name="TableCell66">
            <text:p text:style-name="Standard">10/07/19</text:p>
          </table:table-cell>
        </table:table-row>
        <table:table-row table:style-name="TableRow67">
          <table:table-cell table:style-name="TableCell68">
            <text:p text:style-name="P69"><text:span text:style-name="T70">Nombre del Documento</text:span></text:p>
          </table:table-cell>
          <table:table-cell table:style-name="TableCell71">
            <text:p text:style-name="Standard">RolStream</text:p>
          </table:table-cell>
        </table:table-row>
      </table:table>
      <text:p text:style-name="P72"/>
      <text:p text:style-name="P73"/>
      <text:p text:style-name="P74"/>
      <text:p text:style-name="P75"/>
      <text:p text:style-name="P76"/>
      <table:table table:style-name="Table77">
        <table:table-columns>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able:number-columns-spanned="2">
            <text:p text:style-name="P84"><text:span text:style-name="T85">Lista de Distribución</text:span><text:span text:style-name="T86"><text:s/></text:span><text:span text:style-name="T87">del<text:s/></text:span><text:span text:style-name="T88">Documento</text:span></text:p>
          </table:table-cell>
          <table:covered-table-cell/>
          <table:table-cell table:style-name="TableCell89">
            <text:p text:style-name="P90"><text:span text:style-name="T91">Firma</text:span></text:p>
          </table:table-cell>
          <table:table-cell table:style-name="TableCell92">
            <text:p text:style-name="P93"><text:span text:style-name="T94">Fecha</text:span></text:p>
          </table:table-cell>
        </table:table-row>
        <table:table-row table:style-name="TableRow95">
          <table:table-cell table:style-name="TableCell96">
            <text:p text:style-name="P97"><text:span text:style-name="T98">Preparado por</text:span></text:p>
          </table:table-cell>
          <table:table-cell table:style-name="TableCell99">
            <text:p text:style-name="Standard">RayLuc S.L.</text:p>
          </table:table-cell>
          <table:table-cell table:style-name="TableCell100">
            <text:p text:style-name="Standard">Alejandro Luque</text:p>
          </table:table-cell>
          <table:table-cell table:style-name="TableCell101">
            <text:p text:style-name="Standard">09/07/19</text:p>
          </table:table-cell>
        </table:table-row>
        <table:table-row table:style-name="TableRow102">
          <table:table-cell table:style-name="TableCell103">
            <text:p text:style-name="P104"><text:span text:style-name="T105">Revisado por</text:span></text:p>
          </table:table-cell>
          <table:table-cell table:style-name="TableCell106">
            <text:p text:style-name="Standard">Grupo Administrativo RayLuc S.L.</text:p>
          </table:table-cell>
          <table:table-cell table:style-name="TableCell107">
            <text:p text:style-name="Standard">Antonio Portillo</text:p>
          </table:table-cell>
          <table:table-cell table:style-name="TableCell108">
            <text:p text:style-name="Standard">12/07/19</text:p>
          </table:table-cell>
        </table:table-row>
        <table:table-row table:style-name="TableRow109">
          <table:table-cell table:style-name="TableCell110">
            <text:p text:style-name="P111"><text:span text:style-name="T112">Aprobado por</text:span></text:p>
          </table:table-cell>
          <table:table-cell table:style-name="TableCell113">
            <text:p text:style-name="Standard">Grupo Gestión RayLuc S.L.</text:p>
          </table:table-cell>
          <table:table-cell table:style-name="TableCell114">
            <text:p text:style-name="Standard">Pepe Pérez</text:p>
          </table:table-cell>
          <table:table-cell table:style-name="TableCell115">
            <text:p text:style-name="Standard">13/07/19</text:p>
          </table:table-cell>
        </table:table-row>
      </table:table>
      <text:p text:style-name="P116"/>
      <text:soft-page-break/>
      <text:p text:style-name="P117">Índice</text:p>
      <text:p text:style-name="P118"/>
      <text:h text:style-name="Título1" text:outline-level="1">Resumen</text:h>
      <text:h text:style-name="Título1" text:outline-level="1">Informes de aceptación</text:h>
      <text:h text:style-name="P119" text:outline-level="2">Control de calidad</text:h>
      <text:h text:style-name="P120" text:outline-level="2">Verificación</text:h>
      <text:h text:style-name="Título1" text:outline-level="1">Plan de mantenimiento</text:h>
      <text:h text:style-name="Título1" text:outline-level="1">Valoración</text:h>
      <text:h text:style-name="P121" text:outline-level="2">Lecciones aprendidas</text:h>
      <text:h text:style-name="Título1" text:outline-level="1">Plan de seguimiento</text:h>
      <text:h text:style-name="Título1" text:outline-level="1"/>
      <text:h text:style-name="P122" text:outline-level="1"/>
      <text:h text:style-name="P123" text:outline-level="1"/>
      <text:h text:style-name="P124" text:outline-level="1"/>
      <text:h text:style-name="P125" text:outline-level="1"/>
      <text:h text:style-name="P126" text:outline-level="1"/>
      <text:h text:style-name="P127" text:outline-level="1"/>
      <text:h text:style-name="P128" text:outline-level="1"/>
      <text:h text:style-name="P129" text:outline-level="1"/>
      <text:h text:style-name="P130" text:outline-level="1"/>
      <text:h text:style-name="P131" text:outline-level="1"/>
      <text:h text:style-name="P132" text:outline-level="1"/>
      <text:h text:style-name="P133" text:outline-level="1"/>
      <text:h text:style-name="P134" text:outline-level="1"/>
      <text:h text:style-name="P135" text:outline-level="1"/>
      <text:h text:style-name="P136" text:outline-level="1"/>
      <text:h text:style-name="P137" text:outline-level="1"/>
      <text:h text:style-name="P138" text:outline-level="1"/>
      <text:h text:style-name="P139" text:outline-level="1"/>
      <text:h text:style-name="P140" text:outline-level="1"/>
      <text:h text:style-name="P141" text:outline-level="1"/>
      <text:h text:style-name="P142" text:outline-level="1"/>
      <text:soft-page-break/>
      <text:p text:style-name="Standard"><text:span text:style-name="T143">1.Resumen</text:span></text:p>
      <text:p text:style-name="P144"/>
      <text:p text:style-name="P145"><text:span text:style-name="T146"><text:tab/></text:span><text:span text:style-name="T147">Se ha logrado cumplir los objetivos del proyecto según lo establecido en la<text:s/></text:span><text:span text:style-name="T148">planificación, cumpliendo todos los requisitos en el tiempo estipulado, y cumpliendo los plazos que se marcaron.</text:span></text:p>
      <text:p text:style-name="P149"/>
      <text:p text:style-name="P150"><text:span text:style-name="T151"><text:tab/>Durante la fase de pruebas se comprobó que el sistema resiste los ataques informáticos testeados, y que a pesar de manipular una gran<text:s/></text:span><text:span text:style-name="T152">cantidad de datos el sistema era capaz de soportar el intercambio de estos.</text:span></text:p>
      <text:p text:style-name="P153"/>
      <text:p text:style-name="P154"><text:span text:style-name="T155"><text:tab/>Todo esto se puede comprobar en los siguientes documentos elaborados y/o entregados en la última fase del proyecto:</text:span></text:p>
      <text:list text:style-name="LFO1" text:continue-numbering="true">
        <text:list-item>
          <text:p text:style-name="P156"><text:span text:style-name="T157">Manual de Usuario: Incluye toda la información necesaria para<text:s/></text:span><text:span text:style-name="T158">que un usuario ajeno al proyecto pueda comenzar a usar la aplicación web.</text:span></text:p>
        </text:list-item>
        <text:list-item>
          <text:p text:style-name="P159"><text:span text:style-name="T160">Documentación sobre diseño y arquitectura global.</text:span></text:p>
        </text:list-item>
        <text:list-item>
          <text:p text:style-name="P161"><text:span text:style-name="T162">Informe sobre pruebas realizadas: Contiene información sobre la resistencia del sistema ante algunos ataques informáticos y asegura<text:s/></text:span><text:span text:style-name="T163">la privacidad de los datos que se manejen dentro del sistema.</text:span></text:p>
        </text:list-item>
      </text:list>
      <text:p text:style-name="P164"/>
      <text:p text:style-name="P165"><text:span text:style-name="T166">Además de la aprobación de los entregables, se ha realizado el cierre de contratos y la valoración de los costes.</text:span></text:p>
      <text:p text:style-name="P167"/>
      <text:p text:style-name="P168"><text:span text:style-name="T169">Podemos concluir que se da por finalizado el proyecto para lanzar la aplicaci</text:span><text:span text:style-name="T170">ón RolStream y que se empiece a utilizar de inmediato.</text:span></text:p>
      <text:p text:style-name="P171"/>
      <text:p text:style-name="P172"/>
      <text:p text:style-name="Standard"><text:span text:style-name="T173">2. Aceptación del sistema</text:span></text:p>
      <text:p text:style-name="Standard"><text:span text:style-name="T174">2.2<text:s/></text:span><text:span text:style-name="T175">Aceptación</text:span><text:span text:style-name="T176"><text:s/></text:span><text:span text:style-name="T177">del</text:span><text:span text:style-name="T178"><text:s/></text:span><text:span text:style-name="T179">Usuario</text:span></text:p>
      <text:p text:style-name="P180"/>
      <text:list text:style-name="LFO2" text:continue-numbering="true">
        <text:list-item>
          <text:p text:style-name="P181"><text:span text:style-name="T182">Todos los útiles y opciones de la aplicación web funcionan de forma fluida y su interfaz es intuitiva para los clientes. La claridad y fácil uso de la aplicación se ajusta a las condiciones del cliente.</text:span></text:p>
        </text:list-item>
        <text:list-item>
          <text:p text:style-name="P183"><text:span text:style-name="T184">Todo el sistema de almacenamiento y acceso<text:s/></text:span><text:span text:style-name="T185">de usuarios funciona correctamente conforme a los requisitos establecidos.</text:span></text:p>
        </text:list-item>
        <text:list-item>
          <text:p text:style-name="P186"><text:span text:style-name="T187">Todo el sistema de almacenamiento de contenido multimedia funciona correctamente y a una velocidad satisfactoria para el cliente.</text:span></text:p>
        </text:list-item>
        <text:list-item>
          <text:p text:style-name="P188"><text:span text:style-name="T189">Todo el sistema de transmisión de vídeo en directo<text:s/></text:span><text:span text:style-name="T190">funciona de forma fluida y satisfactoria para el cliente.</text:span></text:p>
        </text:list-item>
      </text:list>
      <text:p text:style-name="P191"/>
      <text:p text:style-name="P192"/>
      <text:p text:style-name="P193"/>
      <text:soft-page-break/>
      <text:p text:style-name="P194"><text:span text:style-name="T195">2.2 Aceptación</text:span><text:span text:style-name="T196"><text:s/></text:span><text:span text:style-name="T197">de la tecnología</text:span></text:p>
      <text:p text:style-name="P198"/>
      <text:list text:style-name="LFO2" text:continue-numbering="true">
        <text:list-item>
          <text:p text:style-name="P199"><text:span text:style-name="T200">La aplicación se adapta correctamente a diferentes dispositivos: tanto computadores como dispositivos móbiles, tablets, y otros dispositivos, sin presentar problemas de compatibilidad.</text:span></text:p>
        </text:list-item>
        <text:list-item>
          <text:p text:style-name="P201"><text:span text:style-name="T202">La transmisión de datos y recepción de estos en los<text:s/></text:span><text:span text:style-name="T203">distintos dispositivos se da de forma fluida y correcta sin ningún error que no pueda corregirse en tiempo real.</text:span></text:p>
        </text:list-item>
        <text:list-item>
          <text:p text:style-name="P204"><text:span text:style-name="T205">La sincronización entre la aplicación y la base de datos es contínua y no da fallos en tiempo real.</text:span></text:p>
        </text:list-item>
      </text:list>
      <text:p text:style-name="P206"/>
      <text:p text:style-name="P207"><text:span text:style-name="T208">2.3 Aceptación</text:span><text:span text:style-name="T209"><text:s/></text:span><text:span text:style-name="T210">de la organización</text:span></text:p>
      <text:p text:style-name="P211"/>
      <text:list text:style-name="LFO3" text:continue-numbering="true">
        <text:list-item>
          <text:p text:style-name="P212"><text:span text:style-name="T213">Tanto<text:s/></text:span><text:span text:style-name="T214">el manual de usuario, como la documentación de arquitectura y diseño se adecuan al estándar establecido en cuanto a documentación de usuario.</text:span></text:p>
        </text:list-item>
      </text:list>
      <text:p text:style-name="P215"><text:span text:style-name="T216">Estos documentos han sido redactados de forma que cualquier usuario pueda entenderlo aunque no disponga de conoci</text:span><text:span text:style-name="T217">mientos avanzados de informática.</text:span></text:p>
      <text:p text:style-name="P218"><text:span text:style-name="T219">Estos documentos son fácilmente accesibles desde la aplicación y están disponibles para todos los usuarios en todo momento.</text:span></text:p>
      <text:p text:style-name="P220"/>
      <text:p text:style-name="P221"/>
      <text:p text:style-name="P222"/>
      <text:p text:style-name="P223"><text:span text:style-name="T224">3. Plan de mantenimiento</text:span></text:p>
      <text:p text:style-name="P225"/>
      <text:p text:style-name="P226"><text:span text:style-name="T227"><text:tab/></text:span><text:span text:style-name="T228">Tal y como se acordó con la empresa Paizo Inc., nuestra empresa RayL</text:span><text:span text:style-name="T229">uc S.L. se encargará del mantenimiento de la aplicación durante dos años, además del servicio técnico en horario laboral, estando todo coordinado por el departamento de Informática.</text:span></text:p>
      <text:p text:style-name="P230"><text:span text:style-name="T231"><text:tab/>También se encargará este departamento de su correcto funcionamiento, y e</text:span><text:span text:style-name="T232">n caso de querer mejorar el servicio, la empresa estará dispuesta a dialogar sobre los términos con Paizo Inc. Por otra parte, nuestro departamento se compromete a solucionar posibles fallos y quejas que puedan surgir de forma eficaz.</text:span></text:p>
      <text:p text:style-name="P233"><text:span text:style-name="T234"><text:tab/>Una vez transcurrido</text:span><text:span text:style-name="T235">s estos dos años, Paizo Inc. deberá decidir si renueva el contrato de mantenimiento o si decide encargarse del mantenimiento por su cuenta.</text:span></text:p>
      <text:p text:style-name="P236"><text:bookmark-start text:name="_TOC_250001"/><text:bookmark-end text:name="_TOC_250001"/></text:p>
      <text:p text:style-name="P237"/>
      <text:p text:style-name="P238"/>
      <text:p text:style-name="P239"/>
      <text:p text:style-name="P240"/>
      <text:soft-page-break/>
      <text:p text:style-name="P241"><text:span text:style-name="T242">4. Plan de evolución del sistema</text:span></text:p>
      <text:p text:style-name="P243"/>
      <text:p text:style-name="P244"><text:span text:style-name="T245"><text:tab/></text:span><text:span text:style-name="T246">Dado que la tecnología avanza a un ritmo increíble, y que el servicio de<text:s/></text:span><text:span text:style-name="T247">Streaming planeado puede verse invadido por plataformas en otros dispositivos o por nuevas tecnologías que mejoren el servicio, se prevén modificaciones a largo plazo de la aplicación ya creada.</text:span></text:p>
      <text:p text:style-name="P248"/>
      <text:p text:style-name="P249"><text:span text:style-name="T250"><text:tab/>Si en un futuro se considerase necesario adaptar la aplicac</text:span><text:span text:style-name="T251">ión web a nuevos adelantos o a expansiones del servicio, se realizará un nuevo plan de evolución y un nuevo proyecto por tanto.</text:span></text:p>
      <text:p text:style-name="P252"/>
      <text:p text:style-name="P253"><text:span text:style-name="T254"><text:tab/>Por ahora, sin embargo, los servicios desarrollados deberían cubrir totalmente las necesidades de nuestros clientes.</text:span></text:p>
      <text:p text:style-name="P255"/>
      <text:p text:style-name="P256"/>
      <text:p text:style-name="P257"><text:span text:style-name="T258">5. Eval</text:span><text:span text:style-name="T259">uación del equipo</text:span></text:p>
      <text:p text:style-name="P260"><text:span text:style-name="T261"><text:tab/></text:span></text:p>
      <text:p text:style-name="P262"><text:span text:style-name="T263"><text:tab/></text:span><text:span text:style-name="T264">Gracias a la jerarquía establecida al inicio del proyecto y a la planificación respecto a la carga de trabajo, el equipo ha podido trabajar sin demasiadas presiones. Esto, entre otras cosas, ayudó a que el equipo participase y se impli</text:span><text:span text:style-name="T265">case en el proyecto más allá de sus obligaciones.</text:span></text:p>
      <text:p text:style-name="P266"/>
      <text:p text:style-name="P267"><text:span text:style-name="T268"><text:tab/>A lo largo del desarrollo del proyecto se ha gozado del buen ambiente y el compañerismo, y gracias a los jefes de área en especial se han solucionado muchos detalles y dudas que fueron surgiendo.</text:span></text:p>
      <text:p text:style-name="P269"/>
      <text:p text:style-name="P270"><text:span text:style-name="T271"><text:tab/>Sin du</text:span><text:span text:style-name="T272">da, si mantiene este ambiente, este equipo podrá enfrentarse a proyectos más complejos sin problemas en cuanto a ambiente de trabajo.</text:span></text:p>
      <text:p text:style-name="P273"/>
      <text:p text:style-name="P274"/>
      <text:p text:style-name="P275"><text:span text:style-name="T276">6.Consecución de los Objetivos de Negocio</text:span></text:p>
      <text:p text:style-name="P277"/>
      <text:p text:style-name="P278"><text:tab/><text:span text:style-name="T279">Tras haberse cumplido todas las fases del proyecto con sus respectivas entre</text:span><text:span text:style-name="T280">gas, y por haberse cubierto de forma satisfactoria todas las tareas e hilos del proyecto en el tiempo establecido, podemos dar por concluido el proyecto habiendo alcanzado todos los objetivos de este. Las pruebas realizadas nos indican que el proyecto está</text:span><text:span text:style-name="T281"><text:s/>listo para ser presentado al público y pasar a usarse sin más dilación.</text:span></text:p>
      <text:p text:style-name="P282"/>
      <text:p text:style-name="P283"><text:tab/>Las opiniones de los expertos que realizaron las pruebas y los usuarios que probaron las primeras versiones nos indican que se alcanzará una gran satisfacción con ella. El uso de esta plataforma se verá recompensada por la conexión firme que se dará entre usuarios y el placer de compartir sus hobbies de una forma que antes no se daba al estar mucho más aislados.</text:p>
      <text:p text:style-name="P284"/>
      <text:p text:style-name="P285"/>
      <text:p text:style-name="P286"/>
      <text:p text:style-name="P287"/>
      <text:soft-page-break/>
      <text:p text:style-name="P288"><text:span text:style-name="T289">7.Valoración</text:span></text:p>
      <text:p text:style-name="P290"/>
      <text:p text:style-name="P291"><text:tab/><text:span text:style-name="T292">Desde el punto de vista de la empresa,<text:s/></text:span><text:span text:style-name="T293">RolStream ha sido un proyecto ambicioso y satisfactorio. Ha supuesto un reto debido al gran volumen de datos que se maneja, y aún así ha acabado resultando en un proyecto con un gran nivel de calidad.</text:span></text:p>
      <text:p text:style-name="P294"/>
      <text:p text:style-name="P295"><text:tab/>El éxito de este proyecto se debe, entre otras cosas,<text:s/>al gran nivel de nuestros trabajadores y su implicación, a la organización desarrollada y a la buena comunicación entre las distintas partes del equipo, así como al interés en mantener el contacto con el cliente constantemente.</text:p>
      <text:p text:style-name="P296"><text:tab/></text:p>
      <text:p text:style-name="P297"><text:tab/>Podemos<text:s/>presentar por tanto un resumen de lecciones que hemos aprendido a lo largo de este proyecto, o que bien ya estaban aprendidas pero es conveniente no olvidar:</text:p>
      <text:p text:style-name="P298"/>
      <text:list text:style-name="LFO4" text:continue-numbering="true">
        <text:list-item>
          <text:p text:style-name="P299">La comunicación entre los trabajadores de distintas áreas de trabajo, aunque no es necesaria por<text:s/>completo, repercute positivamente a la hora de realizar un proyecto, bien sea por aportar nuevas ideas originales, o por ayudar a comprender lo que se está realizando.</text:p>
        </text:list-item>
        <text:list-item>
          <text:p text:style-name="P300">Un buen ambiente de trabajo es fundamental para conseguir que el desarrollo y la calidad<text:s/>final del proyecto sean óptimos.</text:p>
        </text:list-item>
        <text:list-item>
          <text:p text:style-name="P301">Analizar previamente posibles riesgos y gozar de una buena comunicación con los clientes a base de reunirse cada dos semanas con ellos es algo fundamental a la hora de prevenir atrasos o escasez de presupuesto.</text:p>
        </text:list-item>
        <text:list-item>
          <text:p text:style-name="P302">La labor de<text:s/>reparto de tareas de los jefes debe estar hecha de forma óptima necesariamente. Cualquier fallo en este nivel puede acarrear consecuencias graves más tarde, ya sea en forma de retrasos o de fallos de comunicación.</text:p>
        </text:list-item>
        <text:list-item>
          <text:p text:style-name="P303">Establecer fechas límite coherentes y realistas es una buena práctica que se debe intentar cumplir a toda costa. Poner fechas límite imposibles de alcanzar sólo saturan a los trabajadores, lo que hace que estén descontentos y no desarrollen un trabajo de calidad.</text:p>
        </text:list-item>
        <text:list-item>
          <text:p text:style-name="P304"><text:span text:style-name="T305">La experiencia previa en proyect</text:span><text:span text:style-name="T306">os similares ha contribuido enormemente al desarrollo eficiente de este proyecto. Aunque no es totalmente necesaria para desarrollar un proyecto así, la eficiencia y la calidad del proyecto reflejan esta experiencia previ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Überschrift1" style:display-name="Überschrift 1" style:family="paragraph" style:parent-style-name="Standard" style:default-outline-level="1">
      <style:paragraph-properties fo:margin-top="0.0395in" fo:margin-left="0.3701in" fo:text-indent="-0.3in">
        <style:tab-stops/>
      </style:paragraph-properties>
      <style:text-properties style:font-name="Arial" style:font-name-asian="Arial" fo:font-weight="bold" style:font-weight-asian="bold" style:font-weight-complex="bold" fo:font-size="16pt" style:font-size-asian="16pt" style:font-size-complex="16pt" fo:hyphenate="false"/>
    </style:style>
    <style:style style:name="Überschrift2" style:display-name="Überschrift 2" style:family="paragraph" style:parent-style-name="Standard" style:default-outline-level="2">
      <style:paragraph-properties fo:margin-top="0.0444in" fo:margin-left="0.5256in" fo:text-indent="-0.4in">
        <style:tab-stops/>
      </style:paragraph-properties>
      <style:text-properties style:font-name="Arial" style:font-name-asian="Arial" fo:font-weight="bold" style:font-weight-asian="bold" style:font-weight-complex="bold" fo:font-style="italic" style:font-style-asian="italic" fo:font-size="14pt" style:font-size-asian="14pt" style:font-size-complex="14pt" fo:hyphenate="false"/>
    </style:style>
    <style:style style:name="Verzeichnis1" style:display-name="Verzeichnis 1" style:family="paragraph" style:parent-style-name="Standard">
      <style:paragraph-properties fo:margin-top="0.0833in" fo:margin-left="0.4034in" fo:text-indent="-0.3333in">
        <style:tab-stops/>
      </style:paragraph-properties>
      <style:text-properties style:font-name="Arial" style:font-name-asian="Arial" fo:font-size="10pt" style:font-size-asian="10pt" style:font-size-complex="10pt" fo:hyphenate="false"/>
    </style:style>
    <style:style style:name="Verzeichnis2" style:display-name="Verzeichnis 2" style:family="paragraph" style:parent-style-name="Standard">
      <style:paragraph-properties fo:margin-top="0.0833in" fo:margin-left="0.7368in" fo:text-indent="-0.5in">
        <style:tab-stops/>
      </style:paragraph-properties>
      <style:text-properties style:font-name="Arial" style:font-name-asian="Arial" fo:font-size="10pt" style:font-size-asian="10pt" style:font-size-complex="10pt" fo:hyphenate="false"/>
    </style:style>
    <style:style style:name="Textkörper" style:display-name="Textkörper" style:family="paragraph" style:parent-style-name="Standard">
      <style:paragraph-properties fo:margin-top="0.1243in" fo:margin-left="0.0701in">
        <style:tab-stops/>
      </style:paragraph-properties>
      <style:text-properties style:font-name="Arial" style:font-name-asian="Arial" fo:font-size="10pt" style:font-size-asian="10pt" style:font-size-complex="10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8in" fo:page-height="11.6944in" style:print-orientation="portrait" fo:margin-top="1.1111in" fo:margin-left="1.0555in" fo:margin-bottom="0.1944in" fo:margin-right="0.986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nline2PDF.com</meta:initial-creator>
    <dc:creator>Antonio Carlos Portillo</dc:creator>
    <meta:creation-date>2019-01-08T16:54:00Z</meta:creation-date>
    <dc:date>2019-01-10T08:41:00Z</dc:date>
    <meta:template xlink:href="Normal.dotm" xlink:type="simple"/>
    <meta:editing-cycles>4</meta:editing-cycles>
    <meta:editing-duration>PT3300S</meta:editing-duration>
    <meta:user-defined meta:name="Created" meta:value-type="date">2019-01-08T00:00:00Z</meta:user-defined>
    <meta:user-defined meta:name="LastSaved" meta:value-type="date">2019-01-08T00:00:00Z</meta:user-defined>
    <meta:document-statistic meta:page-count="6" meta:paragraph-count="16" meta:word-count="1273" meta:character-count="8259" meta:row-count="58" meta:non-whitespace-character-count="7002"/>
  </office:meta>
</office:document-meta>
</file>